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53.26pt"/>
    </style:style>
    <style:style style:name="co6" style:family="table-column">
      <style:table-column-properties fo:break-before="auto" style:column-width="86.46pt"/>
    </style:style>
    <style:style style:name="co7" style:family="table-column">
      <style:table-column-properties fo:break-before="auto" style:column-width="96.46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79.51pt"/>
    </style:style>
    <style:style style:name="co10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ane 1</text:p>
          </table:table-cell>
          <table:table-cell table:number-columns-repeated="3"/>
          <table:table-cell office:value-type="string" calcext:value-type="string">
            <text:p>Pohang15</text:p>
          </table:table-cell>
          <table:table-cell/>
          <table:table-cell office:value-type="string" calcext:value-type="string">
            <text:p>Geoje15</text:p>
          </table:table-cell>
          <table:table-cell/>
          <table:table-cell office:value-type="string" calcext:value-type="string">
            <text:p>Namhae15</text:p>
          </table:table-cell>
          <table:table-cell/>
          <table:table-cell office:value-type="string" calcext:value-type="string">
            <text:p>Geoje14</text:p>
          </table:table-cell>
          <table:table-cell/>
          <table:table-cell office:value-type="string" calcext:value-type="string">
            <text:p>YellowSea15</text:p>
          </table:table-cell>
          <table:table-cell/>
          <table:table-cell office:value-type="string" calcext:value-type="string">
            <text:p>SocMuk</text:p>
          </table:table-cell>
          <table:table-cell/>
          <table:table-cell office:value-type="string" calcext:value-type="string">
            <text:p>Boryeong07</text:p>
          </table:table-cell>
          <table:table-cell/>
        </table:table-row>
        <table:table-row table:style-name="ro1">
          <table:table-cell office:value-type="string" calcext:value-type="string">
            <text:p>AAACGG</text:p>
          </table:table-cell>
          <table:table-cell office:value-type="string" calcext:value-type="string">
            <text:p>PO010715_06.1</text:p>
          </table:table-cell>
          <table:table-cell office:value-type="float" office:value="2473192" calcext:value-type="float">
            <text:p>2473192</text:p>
          </table:table-cell>
          <table:table-cell/>
          <table:table-cell table:style-name="ce2" office:value-type="string" calcext:value-type="string">
            <text:p>PO020515_06.1</text:p>
          </table:table-cell>
          <table:table-cell table:style-name="ce2" office:value-type="float" office:value="8336214" calcext:value-type="float">
            <text:p>8336214</text:p>
          </table:table-cell>
          <table:table-cell table:style-name="ce2" office:value-type="string" calcext:value-type="string">
            <text:p>GE011215_18</text:p>
          </table:table-cell>
          <table:table-cell table:style-name="ce2" office:value-type="float" office:value="6852956" calcext:value-type="float">
            <text:p>6852956</text:p>
          </table:table-cell>
          <table:table-cell table:style-name="ce2" office:value-type="string" calcext:value-type="string">
            <text:p>NA021015_16.1</text:p>
          </table:table-cell>
          <table:table-cell table:style-name="ce2" office:value-type="float" office:value="5291624" calcext:value-type="float">
            <text:p>5291624</text:p>
          </table:table-cell>
          <table:table-cell table:style-name="ce2" office:value-type="string" calcext:value-type="string">
            <text:p>GEO020414_23</text:p>
          </table:table-cell>
          <table:table-cell table:style-name="ce2" office:value-type="float" office:value="7069859" calcext:value-type="float">
            <text:p>7069859</text:p>
          </table:table-cell>
          <table:table-cell table:style-name="ce2" office:value-type="string" calcext:value-type="string">
            <text:p>YS121315_16</text:p>
          </table:table-cell>
          <table:table-cell table:style-name="ce2" office:value-type="float" office:value="6716657" calcext:value-type="float">
            <text:p>6716657</text:p>
          </table:table-cell>
          <table:table-cell table:style-name="ce2" office:value-type="string" calcext:value-type="string">
            <text:p>MU012816_08</text:p>
          </table:table-cell>
          <table:table-cell table:style-name="ce2" office:value-type="float" office:value="2151762" calcext:value-type="float">
            <text:p>2151762</text:p>
          </table:table-cell>
          <table:table-cell table:style-name="ce2" office:value-type="string" calcext:value-type="string">
            <text:p>BOR07_09</text:p>
          </table:table-cell>
          <table:table-cell table:style-name="ce2" office:value-type="float" office:value="5769259" calcext:value-type="float">
            <text:p>5769259</text:p>
          </table:table-cell>
        </table:table-row>
        <table:table-row table:style-name="ro1">
          <table:table-cell office:value-type="string" calcext:value-type="string">
            <text:p>GCCGTA</text:p>
          </table:table-cell>
          <table:table-cell office:value-type="string" calcext:value-type="string">
            <text:p>PO010715_27.1</text:p>
          </table:table-cell>
          <table:table-cell office:value-type="float" office:value="2937015" calcext:value-type="float">
            <text:p>2937015</text:p>
          </table:table-cell>
          <table:table-cell/>
          <table:table-cell table:style-name="ce2" office:value-type="string" calcext:value-type="string">
            <text:p>PO020515_08.1</text:p>
          </table:table-cell>
          <table:table-cell table:style-name="ce2" office:value-type="float" office:value="4916525" calcext:value-type="float">
            <text:p>4916525</text:p>
          </table:table-cell>
          <table:table-cell table:style-name="ce2" office:value-type="string" calcext:value-type="string">
            <text:p>GE011215_14.1</text:p>
          </table:table-cell>
          <table:table-cell table:style-name="ce2" office:value-type="float" office:value="6549008" calcext:value-type="float">
            <text:p>6549008</text:p>
          </table:table-cell>
          <table:table-cell table:style-name="ce2" office:value-type="string" calcext:value-type="string">
            <text:p>NA021015_25</text:p>
          </table:table-cell>
          <table:table-cell table:style-name="ce2" office:value-type="float" office:value="5191269" calcext:value-type="float">
            <text:p>5191269</text:p>
          </table:table-cell>
          <table:table-cell table:style-name="ce3" office:value-type="string" calcext:value-type="string">
            <text:p>GEO020414_23_300</text:p>
          </table:table-cell>
          <table:table-cell table:style-name="ce3" office:value-type="float" office:value="6158191" calcext:value-type="float">
            <text:p>6158191</text:p>
          </table:table-cell>
          <table:table-cell table:style-name="ce2" office:value-type="string" calcext:value-type="string">
            <text:p>YS121315_12</text:p>
          </table:table-cell>
          <table:table-cell table:style-name="ce2" office:value-type="float" office:value="5791989" calcext:value-type="float">
            <text:p>5791989</text:p>
          </table:table-cell>
          <table:table-cell table:style-name="ce2" office:value-type="string" calcext:value-type="string">
            <text:p>MU012816_06</text:p>
          </table:table-cell>
          <table:table-cell table:style-name="ce2" office:value-type="float" office:value="1480188" calcext:value-type="float">
            <text:p>1480188</text:p>
          </table:table-cell>
          <table:table-cell table:style-name="ce2" office:value-type="string" calcext:value-type="string">
            <text:p>BOR07_03</text:p>
          </table:table-cell>
          <table:table-cell table:style-name="ce2" office:value-type="float" office:value="2968140" calcext:value-type="float">
            <text:p>2968140</text:p>
          </table:table-cell>
        </table:table-row>
        <table:table-row table:style-name="ro1">
          <table:table-cell office:value-type="string" calcext:value-type="string">
            <text:p>ACTCTT</text:p>
          </table:table-cell>
          <table:table-cell office:value-type="string" calcext:value-type="string">
            <text:p>PO010715_28.1</text:p>
          </table:table-cell>
          <table:table-cell office:value-type="float" office:value="3255176" calcext:value-type="float">
            <text:p>3255176</text:p>
          </table:table-cell>
          <table:table-cell/>
          <table:table-cell table:style-name="ce2" office:value-type="string" calcext:value-type="string">
            <text:p>PO020515_10.1</text:p>
          </table:table-cell>
          <table:table-cell table:style-name="ce2" office:value-type="float" office:value="4812537" calcext:value-type="float">
            <text:p>4812537</text:p>
          </table:table-cell>
          <table:table-cell table:style-name="ce2" office:value-type="string" calcext:value-type="string">
            <text:p>GE011215_22</text:p>
          </table:table-cell>
          <table:table-cell table:style-name="ce2" office:value-type="float" office:value="6470888" calcext:value-type="float">
            <text:p>6470888</text:p>
          </table:table-cell>
          <table:table-cell table:style-name="ce2" office:value-type="string" calcext:value-type="string">
            <text:p>NA021015_13.1</text:p>
          </table:table-cell>
          <table:table-cell table:style-name="ce2" office:value-type="float" office:value="5022277" calcext:value-type="float">
            <text:p>5022277</text:p>
          </table:table-cell>
          <table:table-cell table:style-name="ce2" office:value-type="string" calcext:value-type="string">
            <text:p>GEO020414_8</text:p>
          </table:table-cell>
          <table:table-cell table:style-name="ce2" office:value-type="float" office:value="5825946" calcext:value-type="float">
            <text:p>5825946</text:p>
          </table:table-cell>
          <table:table-cell table:style-name="ce2" office:value-type="string" calcext:value-type="string">
            <text:p>YS121315_15</text:p>
          </table:table-cell>
          <table:table-cell table:style-name="ce2" office:value-type="float" office:value="4324878" calcext:value-type="float">
            <text:p>4324878</text:p>
          </table:table-cell>
          <table:table-cell table:style-name="ce2" office:value-type="string" calcext:value-type="string">
            <text:p>MU011816_01</text:p>
          </table:table-cell>
          <table:table-cell table:style-name="ce2" office:value-type="float" office:value="1362386" calcext:value-type="float">
            <text:p>1362386</text:p>
          </table:table-cell>
          <table:table-cell table:style-name="ce2" office:value-type="string" calcext:value-type="string">
            <text:p>BOR07_01</text:p>
          </table:table-cell>
          <table:table-cell table:style-name="ce2" office:value-type="float" office:value="1717981" calcext:value-type="float">
            <text:p>1717981</text:p>
          </table:table-cell>
        </table:table-row>
        <table:table-row table:style-name="ro1">
          <table:table-cell office:value-type="string" calcext:value-type="string">
            <text:p>TTCTAG</text:p>
          </table:table-cell>
          <table:table-cell office:value-type="string" calcext:value-type="string">
            <text:p>PO010715_29.1</text:p>
          </table:table-cell>
          <table:table-cell office:value-type="float" office:value="3110048" calcext:value-type="float">
            <text:p>3110048</text:p>
          </table:table-cell>
          <table:table-cell/>
          <table:table-cell table:style-name="ce2" office:value-type="string" calcext:value-type="string">
            <text:p>PO031715_23</text:p>
          </table:table-cell>
          <table:table-cell table:style-name="ce2" office:value-type="float" office:value="4707310" calcext:value-type="float">
            <text:p>4707310</text:p>
          </table:table-cell>
          <table:table-cell table:style-name="ce2" office:value-type="string" calcext:value-type="string">
            <text:p>GEO012315_12</text:p>
          </table:table-cell>
          <table:table-cell table:style-name="ce2" office:value-type="float" office:value="6131307" calcext:value-type="float">
            <text:p>6131307</text:p>
          </table:table-cell>
          <table:table-cell table:style-name="ce2" office:value-type="string" calcext:value-type="string">
            <text:p>NA021015_06.1</text:p>
          </table:table-cell>
          <table:table-cell table:style-name="ce2" office:value-type="float" office:value="4864411" calcext:value-type="float">
            <text:p>4864411</text:p>
          </table:table-cell>
          <table:table-cell table:style-name="ce2" office:value-type="string" calcext:value-type="string">
            <text:p>GEO020414_11</text:p>
          </table:table-cell>
          <table:table-cell table:style-name="ce2" office:value-type="float" office:value="5803141" calcext:value-type="float">
            <text:p>5803141</text:p>
          </table:table-cell>
          <table:table-cell table:style-name="ce2" office:value-type="string" calcext:value-type="string">
            <text:p>YS121315_12_300</text:p>
          </table:table-cell>
          <table:table-cell table:style-name="ce2" office:value-type="float" office:value="4038365" calcext:value-type="float">
            <text:p>4038365</text:p>
          </table:table-cell>
          <table:table-cell table:style-name="ce2" office:value-type="string" calcext:value-type="string">
            <text:p>SO022216_01</text:p>
          </table:table-cell>
          <table:table-cell table:style-name="ce2" office:value-type="float" office:value="1138526" calcext:value-type="float">
            <text:p>1138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CCG</text:p>
          </table:table-cell>
          <table:table-cell office:value-type="string" calcext:value-type="string">
            <text:p>GE011215_08.1</text:p>
          </table:table-cell>
          <table:table-cell office:value-type="float" office:value="2076442" calcext:value-type="float">
            <text:p>2076442</text:p>
          </table:table-cell>
          <table:table-cell/>
          <table:table-cell table:style-name="ce2" office:value-type="string" calcext:value-type="string">
            <text:p>PO010715_17.1</text:p>
          </table:table-cell>
          <table:table-cell table:style-name="ce2" office:value-type="float" office:value="4332781" calcext:value-type="float">
            <text:p>4332781</text:p>
          </table:table-cell>
          <table:table-cell table:style-name="ce2" office:value-type="string" calcext:value-type="string">
            <text:p>GE011215_15.1</text:p>
          </table:table-cell>
          <table:table-cell table:style-name="ce2" office:value-type="float" office:value="5694239" calcext:value-type="float">
            <text:p>5694239</text:p>
          </table:table-cell>
          <table:table-cell table:style-name="ce2" office:value-type="string" calcext:value-type="string">
            <text:p>NA021015_14.1</text:p>
          </table:table-cell>
          <table:table-cell table:style-name="ce2" office:value-type="float" office:value="4147822" calcext:value-type="float">
            <text:p>4147822</text:p>
          </table:table-cell>
          <table:table-cell table:style-name="ce2" office:value-type="string" calcext:value-type="string">
            <text:p>GEO020414_4</text:p>
          </table:table-cell>
          <table:table-cell table:style-name="ce2" office:value-type="float" office:value="5641450" calcext:value-type="float">
            <text:p>5641450</text:p>
          </table:table-cell>
          <table:table-cell table:style-name="ce2" office:value-type="string" calcext:value-type="string">
            <text:p>YS121315_14.1</text:p>
          </table:table-cell>
          <table:table-cell table:style-name="ce2" office:value-type="float" office:value="2885627" calcext:value-type="float">
            <text:p>2885627</text:p>
          </table:table-cell>
          <table:table-cell table:style-name="ce2" office:value-type="string" calcext:value-type="string">
            <text:p>MU032315_01</text:p>
          </table:table-cell>
          <table:table-cell table:style-name="ce2" office:value-type="float" office:value="1010856" calcext:value-type="float">
            <text:p>1010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GCAT</text:p>
          </table:table-cell>
          <table:table-cell office:value-type="string" calcext:value-type="string">
            <text:p>GE011215_09.1</text:p>
          </table:table-cell>
          <table:table-cell office:value-type="float" office:value="3758901" calcext:value-type="float">
            <text:p>3758901</text:p>
          </table:table-cell>
          <table:table-cell/>
          <table:table-cell table:style-name="ce2" office:value-type="string" calcext:value-type="string">
            <text:p>PO020515_15.1</text:p>
          </table:table-cell>
          <table:table-cell table:style-name="ce2" office:value-type="float" office:value="4162902" calcext:value-type="float">
            <text:p>4162902</text:p>
          </table:table-cell>
          <table:table-cell table:style-name="ce2" office:value-type="string" calcext:value-type="string">
            <text:p>GEO012315_02</text:p>
          </table:table-cell>
          <table:table-cell table:style-name="ce2" office:value-type="float" office:value="5152585" calcext:value-type="float">
            <text:p>5152585</text:p>
          </table:table-cell>
          <table:table-cell table:style-name="ce2" office:value-type="string" calcext:value-type="string">
            <text:p>NA021015_22.1</text:p>
          </table:table-cell>
          <table:table-cell table:style-name="ce2" office:value-type="float" office:value="4137911" calcext:value-type="float">
            <text:p>4137911</text:p>
          </table:table-cell>
          <table:table-cell table:style-name="ce3" office:value-type="string" calcext:value-type="string">
            <text:p>GEO020414_8_300</text:p>
          </table:table-cell>
          <table:table-cell table:style-name="ce3" office:value-type="float" office:value="5328677" calcext:value-type="float">
            <text:p>5328677</text:p>
          </table:table-cell>
          <table:table-cell table:style-name="ce2" office:value-type="string" calcext:value-type="string">
            <text:p>YS121315_08.1</text:p>
          </table:table-cell>
          <table:table-cell table:style-name="ce2" office:value-type="float" office:value="2252448" calcext:value-type="float">
            <text:p>2252448</text:p>
          </table:table-cell>
          <table:table-cell table:style-name="ce2" office:value-type="string" calcext:value-type="string">
            <text:p>MU012816_05</text:p>
          </table:table-cell>
          <table:table-cell table:style-name="ce2" office:value-type="float" office:value="874690" calcext:value-type="float">
            <text:p>874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AGGC</text:p>
          </table:table-cell>
          <table:table-cell office:value-type="string" calcext:value-type="string">
            <text:p>GE011215_14.1</text:p>
          </table:table-cell>
          <table:table-cell office:value-type="float" office:value="6549008" calcext:value-type="float">
            <text:p>6549008</text:p>
          </table:table-cell>
          <table:table-cell/>
          <table:table-cell table:style-name="ce2" office:value-type="string" calcext:value-type="string">
            <text:p>PO020515_17.1</text:p>
          </table:table-cell>
          <table:table-cell table:style-name="ce2" office:value-type="float" office:value="3737101" calcext:value-type="float">
            <text:p>3737101</text:p>
          </table:table-cell>
          <table:table-cell table:style-name="ce2" office:value-type="string" calcext:value-type="string">
            <text:p>GEO012315_21</text:p>
          </table:table-cell>
          <table:table-cell table:style-name="ce2" office:value-type="float" office:value="4819847" calcext:value-type="float">
            <text:p>4819847</text:p>
          </table:table-cell>
          <table:table-cell table:style-name="ce2" office:value-type="string" calcext:value-type="string">
            <text:p>NA021015_09.1</text:p>
          </table:table-cell>
          <table:table-cell table:style-name="ce2" office:value-type="float" office:value="4076545" calcext:value-type="float">
            <text:p>4076545</text:p>
          </table:table-cell>
          <table:table-cell table:style-name="ce2" office:value-type="string" calcext:value-type="string">
            <text:p>GEO020414_5</text:p>
          </table:table-cell>
          <table:table-cell table:style-name="ce2" office:value-type="float" office:value="4831675" calcext:value-type="float">
            <text:p>4831675</text:p>
          </table:table-cell>
          <table:table-cell table:style-name="ce2" office:value-type="string" calcext:value-type="string">
            <text:p>YS121315_10.1</text:p>
          </table:table-cell>
          <table:table-cell table:style-name="ce2" office:value-type="float" office:value="1311987" calcext:value-type="float">
            <text:p>1311987</text:p>
          </table:table-cell>
          <table:table-cell table:style-name="ce2" office:value-type="string" calcext:value-type="string">
            <text:p>MU012816_09</text:p>
          </table:table-cell>
          <table:table-cell table:style-name="ce2" office:value-type="float" office:value="578591" calcext:value-type="float">
            <text:p>578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CAGA</text:p>
          </table:table-cell>
          <table:table-cell office:value-type="string" calcext:value-type="string">
            <text:p>GE011215_15.1</text:p>
          </table:table-cell>
          <table:table-cell office:value-type="float" office:value="5694239" calcext:value-type="float">
            <text:p>5694239</text:p>
          </table:table-cell>
          <table:table-cell/>
          <table:table-cell table:style-name="ce2" office:value-type="string" calcext:value-type="string">
            <text:p>PO020515_05.1</text:p>
          </table:table-cell>
          <table:table-cell table:style-name="ce2" office:value-type="float" office:value="3691453" calcext:value-type="float">
            <text:p>3691453</text:p>
          </table:table-cell>
          <table:table-cell table:style-name="ce2" office:value-type="string" calcext:value-type="string">
            <text:p>GE011215_30.1</text:p>
          </table:table-cell>
          <table:table-cell table:style-name="ce2" office:value-type="float" office:value="4661699" calcext:value-type="float">
            <text:p>4661699</text:p>
          </table:table-cell>
          <table:table-cell table:style-name="ce2" office:value-type="string" calcext:value-type="string">
            <text:p>NA021015_02.1</text:p>
          </table:table-cell>
          <table:table-cell table:style-name="ce2" office:value-type="float" office:value="4039779" calcext:value-type="float">
            <text:p>4039779</text:p>
          </table:table-cell>
          <table:table-cell table:style-name="ce2" office:value-type="string" calcext:value-type="string">
            <text:p>GEO020414_3</text:p>
          </table:table-cell>
          <table:table-cell table:style-name="ce2" office:value-type="float" office:value="4784237" calcext:value-type="float">
            <text:p>4784237</text:p>
          </table:table-cell>
          <table:table-cell table:number-columns-repeated="2"/>
          <table:table-cell table:style-name="ce2" office:value-type="string" calcext:value-type="string">
            <text:p>MU033015_02</text:p>
          </table:table-cell>
          <table:table-cell table:style-name="ce2" office:value-type="float" office:value="578186" calcext:value-type="float">
            <text:p>578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GAGA</text:p>
          </table:table-cell>
          <table:table-cell office:value-type="string" calcext:value-type="string">
            <text:p>NA021015_16.1</text:p>
          </table:table-cell>
          <table:table-cell office:value-type="float" office:value="5291624" calcext:value-type="float">
            <text:p>5291624</text:p>
          </table:table-cell>
          <table:table-cell/>
          <table:table-cell table:style-name="ce2" office:value-type="string" calcext:value-type="string">
            <text:p>PO010715_11.1</text:p>
          </table:table-cell>
          <table:table-cell table:style-name="ce2" office:value-type="float" office:value="3495400" calcext:value-type="float">
            <text:p>3495400</text:p>
          </table:table-cell>
          <table:table-cell table:style-name="ce2" office:value-type="string" calcext:value-type="string">
            <text:p>GEO012315_18</text:p>
          </table:table-cell>
          <table:table-cell table:style-name="ce2" office:value-type="float" office:value="4614041" calcext:value-type="float">
            <text:p>4614041</text:p>
          </table:table-cell>
          <table:table-cell table:style-name="ce2" office:value-type="string" calcext:value-type="string">
            <text:p>NA021015_26</text:p>
          </table:table-cell>
          <table:table-cell table:style-name="ce2" office:value-type="float" office:value="3817109" calcext:value-type="float">
            <text:p>3817109</text:p>
          </table:table-cell>
          <table:table-cell table:style-name="ce2" office:value-type="string" calcext:value-type="string">
            <text:p>GEO020414_27</text:p>
          </table:table-cell>
          <table:table-cell table:style-name="ce2" office:value-type="float" office:value="4659426" calcext:value-type="float">
            <text:p>4659426</text:p>
          </table:table-cell>
          <table:table-cell table:number-columns-repeated="2"/>
          <table:table-cell table:style-name="ce2" office:value-type="string" calcext:value-type="string">
            <text:p>MU012816_07</text:p>
          </table:table-cell>
          <table:table-cell table:style-name="ce2" office:value-type="float" office:value="563028" calcext:value-type="float">
            <text:p>563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GGGCG</text:p>
          </table:table-cell>
          <table:table-cell office:value-type="string" calcext:value-type="string">
            <text:p>NA021015_21.1</text:p>
          </table:table-cell>
          <table:table-cell office:value-type="float" office:value="3800139" calcext:value-type="float">
            <text:p>3800139</text:p>
          </table:table-cell>
          <table:table-cell/>
          <table:table-cell table:style-name="ce2" office:value-type="string" calcext:value-type="string">
            <text:p>PO010715_04</text:p>
          </table:table-cell>
          <table:table-cell table:style-name="ce2" office:value-type="float" office:value="3432097" calcext:value-type="float">
            <text:p>3432097</text:p>
          </table:table-cell>
          <table:table-cell table:style-name="ce2" office:value-type="string" calcext:value-type="string">
            <text:p>GE011215_19</text:p>
          </table:table-cell>
          <table:table-cell table:style-name="ce2" office:value-type="float" office:value="4019476" calcext:value-type="float">
            <text:p>4019476</text:p>
          </table:table-cell>
          <table:table-cell table:style-name="ce2" office:value-type="string" calcext:value-type="string">
            <text:p>NA021015_21.1</text:p>
          </table:table-cell>
          <table:table-cell table:style-name="ce2" office:value-type="float" office:value="3800139" calcext:value-type="float">
            <text:p>3800139</text:p>
          </table:table-cell>
          <table:table-cell table:style-name="ce3" office:value-type="string" calcext:value-type="string">
            <text:p>GEO020414_11_300</text:p>
          </table:table-cell>
          <table:table-cell table:style-name="ce3" office:value-type="float" office:value="4659273" calcext:value-type="float">
            <text:p>4659273</text:p>
          </table:table-cell>
          <table:table-cell table:number-columns-repeated="2"/>
          <table:table-cell table:style-name="ce2" office:value-type="string" calcext:value-type="string">
            <text:p>MU012816_10</text:p>
          </table:table-cell>
          <table:table-cell table:style-name="ce2" office:value-type="float" office:value="539705" calcext:value-type="float">
            <text:p>539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ATTC</text:p>
          </table:table-cell>
          <table:table-cell office:value-type="string" calcext:value-type="string">
            <text:p>GE011215_10.1</text:p>
          </table:table-cell>
          <table:table-cell office:value-type="float" office:value="3440184" calcext:value-type="float">
            <text:p>3440184</text:p>
          </table:table-cell>
          <table:table-cell/>
          <table:table-cell office:value-type="string" calcext:value-type="string">
            <text:p>PO020515_14</text:p>
          </table:table-cell>
          <table:table-cell office:value-type="float" office:value="3372281" calcext:value-type="float">
            <text:p>3372281</text:p>
          </table:table-cell>
          <table:table-cell office:value-type="string" calcext:value-type="string">
            <text:p>GE011215_28</text:p>
          </table:table-cell>
          <table:table-cell office:value-type="float" office:value="3861430" calcext:value-type="float">
            <text:p>3861430</text:p>
          </table:table-cell>
          <table:table-cell office:value-type="string" calcext:value-type="string">
            <text:p>NA021015_30</text:p>
          </table:table-cell>
          <table:table-cell office:value-type="float" office:value="3712357" calcext:value-type="float">
            <text:p>3712357</text:p>
          </table:table-cell>
          <table:table-cell table:style-name="ce2" office:value-type="string" calcext:value-type="string">
            <text:p>GEO020414_7</text:p>
          </table:table-cell>
          <table:table-cell table:style-name="ce2" office:value-type="float" office:value="4631204" calcext:value-type="float">
            <text:p>4631204</text:p>
          </table:table-cell>
          <table:table-cell table:number-columns-repeated="2"/>
          <table:table-cell office:value-type="string" calcext:value-type="string">
            <text:p>MU032315_02</text:p>
          </table:table-cell>
          <table:table-cell office:value-type="float" office:value="437472" calcext:value-type="float">
            <text:p>437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TAAT</text:p>
          </table:table-cell>
          <table:table-cell office:value-type="string" calcext:value-type="string">
            <text:p>GE012315_01.1</text:p>
          </table:table-cell>
          <table:table-cell office:value-type="float" office:value="2199367" calcext:value-type="float">
            <text:p>2199367</text:p>
          </table:table-cell>
          <table:table-cell/>
          <table:table-cell office:value-type="string" calcext:value-type="string">
            <text:p>PO010715_10</text:p>
          </table:table-cell>
          <table:table-cell office:value-type="float" office:value="3309272" calcext:value-type="float">
            <text:p>3309272</text:p>
          </table:table-cell>
          <table:table-cell office:value-type="string" calcext:value-type="string">
            <text:p>GE011215_01</text:p>
          </table:table-cell>
          <table:table-cell office:value-type="float" office:value="3807454" calcext:value-type="float">
            <text:p>3807454</text:p>
          </table:table-cell>
          <table:table-cell office:value-type="string" calcext:value-type="string">
            <text:p>NA021015_17</text:p>
          </table:table-cell>
          <table:table-cell office:value-type="float" office:value="3504202" calcext:value-type="float">
            <text:p>3504202</text:p>
          </table:table-cell>
          <table:table-cell table:style-name="ce2" office:value-type="string" calcext:value-type="string">
            <text:p>GEO020414_24</text:p>
          </table:table-cell>
          <table:table-cell table:style-name="ce2" office:value-type="float" office:value="4525205" calcext:value-type="float">
            <text:p>4525205</text:p>
          </table:table-cell>
          <table:table-cell table:number-columns-repeated="2"/>
          <table:table-cell office:value-type="string" calcext:value-type="string">
            <text:p>MU033015_03</text:p>
          </table:table-cell>
          <table:table-cell office:value-type="float" office:value="355018" calcext:value-type="float">
            <text:p>355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CCAT</text:p>
          </table:table-cell>
          <table:table-cell office:value-type="string" calcext:value-type="string">
            <text:p>PO020515_05.1</text:p>
          </table:table-cell>
          <table:table-cell office:value-type="float" office:value="3691453" calcext:value-type="float">
            <text:p>3691453</text:p>
          </table:table-cell>
          <table:table-cell/>
          <table:table-cell office:value-type="string" calcext:value-type="string">
            <text:p>PO020515_03</text:p>
          </table:table-cell>
          <table:table-cell office:value-type="float" office:value="3306735" calcext:value-type="float">
            <text:p>3306735</text:p>
          </table:table-cell>
          <table:table-cell office:value-type="string" calcext:value-type="string">
            <text:p>GE011215_16</text:p>
          </table:table-cell>
          <table:table-cell office:value-type="float" office:value="3791389" calcext:value-type="float">
            <text:p>3791389</text:p>
          </table:table-cell>
          <table:table-cell office:value-type="string" calcext:value-type="string">
            <text:p>NA021015_10</text:p>
          </table:table-cell>
          <table:table-cell office:value-type="float" office:value="3142354" calcext:value-type="float">
            <text:p>3142354</text:p>
          </table:table-cell>
          <table:table-cell table:style-name="ce2" office:value-type="string" calcext:value-type="string">
            <text:p>GEO020414_2</text:p>
          </table:table-cell>
          <table:table-cell table:style-name="ce2" office:value-type="float" office:value="4056569" calcext:value-type="float">
            <text:p>4056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TAGG</text:p>
          </table:table-cell>
          <table:table-cell office:value-type="string" calcext:value-type="string">
            <text:p>PO020515_09.1</text:p>
          </table:table-cell>
          <table:table-cell office:value-type="float" office:value="3016815" calcext:value-type="float">
            <text:p>3016815</text:p>
          </table:table-cell>
          <table:table-cell/>
          <table:table-cell office:value-type="string" calcext:value-type="string">
            <text:p>PO010715_12</text:p>
          </table:table-cell>
          <table:table-cell office:value-type="float" office:value="3295834" calcext:value-type="float">
            <text:p>3295834</text:p>
          </table:table-cell>
          <table:table-cell office:value-type="string" calcext:value-type="string">
            <text:p>GE011215_09</text:p>
          </table:table-cell>
          <table:table-cell office:value-type="float" office:value="3758901" calcext:value-type="float">
            <text:p>3758901</text:p>
          </table:table-cell>
          <table:table-cell office:value-type="string" calcext:value-type="string">
            <text:p>NA021015_03</text:p>
          </table:table-cell>
          <table:table-cell office:value-type="float" office:value="3086869" calcext:value-type="float">
            <text:p>3086869</text:p>
          </table:table-cell>
          <table:table-cell office:value-type="string" calcext:value-type="string">
            <text:p>GEO020414_14</text:p>
          </table:table-cell>
          <table:table-cell office:value-type="float" office:value="4039842" calcext:value-type="float">
            <text:p>40398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AGTA</text:p>
          </table:table-cell>
          <table:table-cell office:value-type="string" calcext:value-type="string">
            <text:p>PO020515_10.1</text:p>
          </table:table-cell>
          <table:table-cell office:value-type="float" office:value="4812537" calcext:value-type="float">
            <text:p>4812537</text:p>
          </table:table-cell>
          <table:table-cell/>
          <table:table-cell office:value-type="string" calcext:value-type="string">
            <text:p>PO010715_28</text:p>
          </table:table-cell>
          <table:table-cell office:value-type="float" office:value="3255176" calcext:value-type="float">
            <text:p>3255176</text:p>
          </table:table-cell>
          <table:table-cell office:value-type="string" calcext:value-type="string">
            <text:p>GE012315_03</text:p>
          </table:table-cell>
          <table:table-cell office:value-type="float" office:value="3747521" calcext:value-type="float">
            <text:p>3747521</text:p>
          </table:table-cell>
          <table:table-cell office:value-type="string" calcext:value-type="string">
            <text:p>NA021015_23</text:p>
          </table:table-cell>
          <table:table-cell office:value-type="float" office:value="2712287" calcext:value-type="float">
            <text:p>2712287</text:p>
          </table:table-cell>
          <table:table-cell office:value-type="string" calcext:value-type="string">
            <text:p>GEO020414_16</text:p>
          </table:table-cell>
          <table:table-cell office:value-type="float" office:value="4033436" calcext:value-type="float">
            <text:p>4033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GGTCC</text:p>
          </table:table-cell>
          <table:table-cell office:value-type="string" calcext:value-type="string">
            <text:p>GE011215_07.1</text:p>
          </table:table-cell>
          <table:table-cell office:value-type="float" office:value="3631183" calcext:value-type="float">
            <text:p>3631183</text:p>
          </table:table-cell>
          <table:table-cell/>
          <table:table-cell office:value-type="string" calcext:value-type="string">
            <text:p>PO010715_29</text:p>
          </table:table-cell>
          <table:table-cell office:value-type="float" office:value="3110048" calcext:value-type="float">
            <text:p>3110048</text:p>
          </table:table-cell>
          <table:table-cell office:value-type="string" calcext:value-type="string">
            <text:p>GE012315_11</text:p>
          </table:table-cell>
          <table:table-cell office:value-type="float" office:value="3742895" calcext:value-type="float">
            <text:p>3742895</text:p>
          </table:table-cell>
          <table:table-cell office:value-type="string" calcext:value-type="string">
            <text:p>NA021015_08</text:p>
          </table:table-cell>
          <table:table-cell office:value-type="float" office:value="2468650" calcext:value-type="float">
            <text:p>2468650</text:p>
          </table:table-cell>
          <table:table-cell office:value-type="string" calcext:value-type="string">
            <text:p>GEO020414_17</text:p>
          </table:table-cell>
          <table:table-cell office:value-type="float" office:value="3864586" calcext:value-type="float">
            <text:p>3864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ATTT</text:p>
          </table:table-cell>
          <table:table-cell office:value-type="string" calcext:value-type="string">
            <text:p>GE011215_16.1</text:p>
          </table:table-cell>
          <table:table-cell office:value-type="float" office:value="3791389" calcext:value-type="float">
            <text:p>3791389</text:p>
          </table:table-cell>
          <table:table-cell/>
          <table:table-cell office:value-type="string" calcext:value-type="string">
            <text:p>PO010715_08</text:p>
          </table:table-cell>
          <table:table-cell office:value-type="float" office:value="3106846" calcext:value-type="float">
            <text:p>3106846</text:p>
          </table:table-cell>
          <table:table-cell office:value-type="string" calcext:value-type="string">
            <text:p>GE012315_06</text:p>
          </table:table-cell>
          <table:table-cell office:value-type="float" office:value="3646562" calcext:value-type="float">
            <text:p>3646562</text:p>
          </table:table-cell>
          <table:table-cell table:number-columns-repeated="2"/>
          <table:table-cell office:value-type="string" calcext:value-type="string">
            <text:p>GEO020414_24_300</text:p>
          </table:table-cell>
          <table:table-cell office:value-type="float" office:value="3842521" calcext:value-type="float">
            <text:p>38425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GGCA</text:p>
          </table:table-cell>
          <table:table-cell office:value-type="string" calcext:value-type="string">
            <text:p>GE011215_29.1</text:p>
          </table:table-cell>
          <table:table-cell office:value-type="float" office:value="2245206" calcext:value-type="float">
            <text:p>2245206</text:p>
          </table:table-cell>
          <table:table-cell/>
          <table:table-cell office:value-type="string" calcext:value-type="string">
            <text:p>PO031715_04</text:p>
          </table:table-cell>
          <table:table-cell office:value-type="float" office:value="3094421" calcext:value-type="float">
            <text:p>3094421</text:p>
          </table:table-cell>
          <table:table-cell office:value-type="string" calcext:value-type="string">
            <text:p>GE011215_07</text:p>
          </table:table-cell>
          <table:table-cell office:value-type="float" office:value="3631183" calcext:value-type="float">
            <text:p>3631183</text:p>
          </table:table-cell>
          <table:table-cell table:number-columns-repeated="2"/>
          <table:table-cell office:value-type="string" calcext:value-type="string">
            <text:p>GEO020414_9</text:p>
          </table:table-cell>
          <table:table-cell office:value-type="float" office:value="3815390" calcext:value-type="float">
            <text:p>38153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CAGAT</text:p>
          </table:table-cell>
          <table:table-cell office:value-type="string" calcext:value-type="string">
            <text:p>NA021015_02.1</text:p>
          </table:table-cell>
          <table:table-cell office:value-type="float" office:value="4039779" calcext:value-type="float">
            <text:p>4039779</text:p>
          </table:table-cell>
          <table:table-cell/>
          <table:table-cell office:value-type="string" calcext:value-type="string">
            <text:p>PO020515_09</text:p>
          </table:table-cell>
          <table:table-cell office:value-type="float" office:value="3016815" calcext:value-type="float">
            <text:p>3016815</text:p>
          </table:table-cell>
          <table:table-cell office:value-type="string" calcext:value-type="string">
            <text:p>GE011215_10</text:p>
          </table:table-cell>
          <table:table-cell office:value-type="float" office:value="3440184" calcext:value-type="float">
            <text:p>3440184</text:p>
          </table:table-cell>
          <table:table-cell table:number-columns-repeated="2"/>
          <table:table-cell office:value-type="string" calcext:value-type="string">
            <text:p>GEO020414_26</text:p>
          </table:table-cell>
          <table:table-cell office:value-type="float" office:value="3752341" calcext:value-type="float">
            <text:p>37523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TCATC</text:p>
          </table:table-cell>
          <table:table-cell office:value-type="string" calcext:value-type="string">
            <text:p>NA021015_03.1</text:p>
          </table:table-cell>
          <table:table-cell office:value-type="float" office:value="3086869" calcext:value-type="float">
            <text:p>3086869</text:p>
          </table:table-cell>
          <table:table-cell/>
          <table:table-cell office:value-type="string" calcext:value-type="string">
            <text:p>PO010715_27</text:p>
          </table:table-cell>
          <table:table-cell office:value-type="float" office:value="2937015" calcext:value-type="float">
            <text:p>2937015</text:p>
          </table:table-cell>
          <table:table-cell office:value-type="string" calcext:value-type="string">
            <text:p>GE011215_21</text:p>
          </table:table-cell>
          <table:table-cell office:value-type="float" office:value="3384807" calcext:value-type="float">
            <text:p>3384807</text:p>
          </table:table-cell>
          <table:table-cell table:number-columns-repeated="2"/>
          <table:table-cell office:value-type="string" calcext:value-type="string">
            <text:p>GEO020414_25</text:p>
          </table:table-cell>
          <table:table-cell office:value-type="float" office:value="3666663" calcext:value-type="float">
            <text:p>36666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CTCT</text:p>
          </table:table-cell>
          <table:table-cell office:value-type="string" calcext:value-type="string">
            <text:p>NA021015_08.1</text:p>
          </table:table-cell>
          <table:table-cell office:value-type="float" office:value="2468650" calcext:value-type="float">
            <text:p>2468650</text:p>
          </table:table-cell>
          <table:table-cell/>
          <table:table-cell office:value-type="string" calcext:value-type="string">
            <text:p>PO031715_20</text:p>
          </table:table-cell>
          <table:table-cell office:value-type="float" office:value="2927703" calcext:value-type="float">
            <text:p>2927703</text:p>
          </table:table-cell>
          <table:table-cell office:value-type="string" calcext:value-type="string">
            <text:p>GE011215_24</text:p>
          </table:table-cell>
          <table:table-cell office:value-type="float" office:value="3134738" calcext:value-type="float">
            <text:p>3134738</text:p>
          </table:table-cell>
          <table:table-cell table:number-columns-repeated="2"/>
          <table:table-cell office:value-type="string" calcext:value-type="string">
            <text:p>GEO020414_16_300</text:p>
          </table:table-cell>
          <table:table-cell office:value-type="float" office:value="3618428" calcext:value-type="float">
            <text:p>36184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TCAC</text:p>
          </table:table-cell>
          <table:table-cell office:value-type="string" calcext:value-type="string">
            <text:p>NA021015_13.1</text:p>
          </table:table-cell>
          <table:table-cell office:value-type="float" office:value="5022277" calcext:value-type="float">
            <text:p>5022277</text:p>
          </table:table-cell>
          <table:table-cell/>
          <table:table-cell office:value-type="string" calcext:value-type="string">
            <text:p>PO031715_24</text:p>
          </table:table-cell>
          <table:table-cell office:value-type="float" office:value="2820366" calcext:value-type="float">
            <text:p>2820366</text:p>
          </table:table-cell>
          <table:table-cell office:value-type="string" calcext:value-type="string">
            <text:p>GE012315_20</text:p>
          </table:table-cell>
          <table:table-cell office:value-type="float" office:value="3109124" calcext:value-type="float">
            <text:p>3109124</text:p>
          </table:table-cell>
          <table:table-cell table:number-columns-repeated="2"/>
          <table:table-cell office:value-type="string" calcext:value-type="string">
            <text:p>GEO020414_6</text:p>
          </table:table-cell>
          <table:table-cell office:value-type="float" office:value="3555024" calcext:value-type="float">
            <text:p>35550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GGGGA</text:p>
          </table:table-cell>
          <table:table-cell office:value-type="string" calcext:value-type="string">
            <text:p>GE012315_03.1</text:p>
          </table:table-cell>
          <table:table-cell office:value-type="float" office:value="3747521" calcext:value-type="float">
            <text:p>3747521</text:p>
          </table:table-cell>
          <table:table-cell/>
          <table:table-cell office:value-type="string" calcext:value-type="string">
            <text:p>PO031715_03</text:p>
          </table:table-cell>
          <table:table-cell office:value-type="float" office:value="2722559" calcext:value-type="float">
            <text:p>2722559</text:p>
          </table:table-cell>
          <table:table-cell office:value-type="string" calcext:value-type="string">
            <text:p>GE012315_22</text:p>
          </table:table-cell>
          <table:table-cell office:value-type="float" office:value="3048700" calcext:value-type="float">
            <text:p>3048700</text:p>
          </table:table-cell>
          <table:table-cell table:number-columns-repeated="2"/>
          <table:table-cell office:value-type="string" calcext:value-type="string">
            <text:p>GEO020414_14_300</text:p>
          </table:table-cell>
          <table:table-cell office:value-type="float" office:value="3494966" calcext:value-type="float">
            <text:p>34949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TCGG</text:p>
          </table:table-cell>
          <table:table-cell office:value-type="string" calcext:value-type="string">
            <text:p>GE012315_22.1</text:p>
          </table:table-cell>
          <table:table-cell office:value-type="float" office:value="3048700" calcext:value-type="float">
            <text:p>3048700</text:p>
          </table:table-cell>
          <table:table-cell/>
          <table:table-cell office:value-type="string" calcext:value-type="string">
            <text:p>PO010715_19</text:p>
          </table:table-cell>
          <table:table-cell office:value-type="float" office:value="2645508" calcext:value-type="float">
            <text:p>2645508</text:p>
          </table:table-cell>
          <table:table-cell office:value-type="string" calcext:value-type="string">
            <text:p>GE012315_09</text:p>
          </table:table-cell>
          <table:table-cell office:value-type="float" office:value="3036050" calcext:value-type="float">
            <text:p>3036050</text:p>
          </table:table-cell>
          <table:table-cell table:number-columns-repeated="2"/>
          <table:table-cell office:value-type="string" calcext:value-type="string">
            <text:p>GEO020414_9_300</text:p>
          </table:table-cell>
          <table:table-cell office:value-type="float" office:value="3311770" calcext:value-type="float">
            <text:p>33117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GACAA</text:p>
          </table:table-cell>
          <table:table-cell office:value-type="string" calcext:value-type="string">
            <text:p>GE012315_04.1</text:p>
          </table:table-cell>
          <table:table-cell office:value-type="float" office:value="2523135" calcext:value-type="float">
            <text:p>2523135</text:p>
          </table:table-cell>
          <table:table-cell/>
          <table:table-cell office:value-type="string" calcext:value-type="string">
            <text:p>PO020515_01</text:p>
          </table:table-cell>
          <table:table-cell office:value-type="float" office:value="2640637" calcext:value-type="float">
            <text:p>2640637</text:p>
          </table:table-cell>
          <table:table-cell office:value-type="string" calcext:value-type="string">
            <text:p>GE012315_05</text:p>
          </table:table-cell>
          <table:table-cell office:value-type="float" office:value="3029457" calcext:value-type="float">
            <text:p>3029457</text:p>
          </table:table-cell>
          <table:table-cell table:number-columns-repeated="2"/>
          <table:table-cell office:value-type="string" calcext:value-type="string">
            <text:p>GEO020414_13_300</text:p>
          </table:table-cell>
          <table:table-cell office:value-type="float" office:value="3172787" calcext:value-type="float">
            <text:p>31727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TATC</text:p>
          </table:table-cell>
          <table:table-cell office:value-type="string" calcext:value-type="string">
            <text:p>GE012315_05.1</text:p>
          </table:table-cell>
          <table:table-cell office:value-type="float" office:value="3029457" calcext:value-type="float">
            <text:p>3029457</text:p>
          </table:table-cell>
          <table:table-cell/>
          <table:table-cell office:value-type="string" calcext:value-type="string">
            <text:p>PO031715_13</text:p>
          </table:table-cell>
          <table:table-cell office:value-type="float" office:value="2503625" calcext:value-type="float">
            <text:p>2503625</text:p>
          </table:table-cell>
          <table:table-cell office:value-type="string" calcext:value-type="string">
            <text:p>GE012315_17</text:p>
          </table:table-cell>
          <table:table-cell office:value-type="float" office:value="3009275" calcext:value-type="float">
            <text:p>3009275</text:p>
          </table:table-cell>
          <table:table-cell table:number-columns-repeated="2"/>
          <table:table-cell office:value-type="string" calcext:value-type="string">
            <text:p>GEO020414_29</text:p>
          </table:table-cell>
          <table:table-cell office:value-type="float" office:value="3083761" calcext:value-type="float">
            <text:p>30837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GCG</text:p>
          </table:table-cell>
          <table:table-cell office:value-type="string" calcext:value-type="string">
            <text:p>GE012315_06.1</text:p>
          </table:table-cell>
          <table:table-cell office:value-type="float" office:value="3646562" calcext:value-type="float">
            <text:p>3646562</text:p>
          </table:table-cell>
          <table:table-cell/>
          <table:table-cell office:value-type="string" calcext:value-type="string">
            <text:p>PO010715_06</text:p>
          </table:table-cell>
          <table:table-cell office:value-type="float" office:value="2473192" calcext:value-type="float">
            <text:p>2473192</text:p>
          </table:table-cell>
          <table:table-cell office:value-type="string" calcext:value-type="string">
            <text:p>GE011215_20</text:p>
          </table:table-cell>
          <table:table-cell office:value-type="float" office:value="2808032" calcext:value-type="float">
            <text:p>2808032</text:p>
          </table:table-cell>
          <table:table-cell table:number-columns-repeated="2"/>
          <table:table-cell office:value-type="string" calcext:value-type="string">
            <text:p>GEO020414_17_300</text:p>
          </table:table-cell>
          <table:table-cell office:value-type="float" office:value="3057343" calcext:value-type="float">
            <text:p>30573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TCGT</text:p>
          </table:table-cell>
          <table:table-cell office:value-type="string" calcext:value-type="string">
            <text:p>PO010715_19.1</text:p>
          </table:table-cell>
          <table:table-cell office:value-type="float" office:value="2645508" calcext:value-type="float">
            <text:p>2645508</text:p>
          </table:table-cell>
          <table:table-cell/>
          <table:table-cell office:value-type="string" calcext:value-type="string">
            <text:p>PO020515_16</text:p>
          </table:table-cell>
          <table:table-cell office:value-type="float" office:value="1961294" calcext:value-type="float">
            <text:p>1961294</text:p>
          </table:table-cell>
          <table:table-cell office:value-type="string" calcext:value-type="string">
            <text:p>GE012315_08</text:p>
          </table:table-cell>
          <table:table-cell office:value-type="float" office:value="2649848" calcext:value-type="float">
            <text:p>2649848</text:p>
          </table:table-cell>
          <table:table-cell table:number-columns-repeated="2"/>
          <table:table-cell office:value-type="string" calcext:value-type="string">
            <text:p>GEO020414_25_300</text:p>
          </table:table-cell>
          <table:table-cell office:value-type="float" office:value="2587646" calcext:value-type="float">
            <text:p>25876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GTTTG</text:p>
          </table:table-cell>
          <table:table-cell office:value-type="string" calcext:value-type="string">
            <text:p>PO031715_20.1</text:p>
          </table:table-cell>
          <table:table-cell office:value-type="float" office:value="2927703" calcext:value-type="float">
            <text:p>2927703</text:p>
          </table:table-cell>
          <table:table-cell table:number-columns-repeated="3"/>
          <table:table-cell office:value-type="string" calcext:value-type="string">
            <text:p>GE012315_04</text:p>
          </table:table-cell>
          <table:table-cell office:value-type="float" office:value="2523135" calcext:value-type="float">
            <text:p>2523135</text:p>
          </table:table-cell>
          <table:table-cell table:number-columns-repeated="2"/>
          <table:table-cell office:value-type="string" calcext:value-type="string">
            <text:p>GEO020414_15</text:p>
          </table:table-cell>
          <table:table-cell office:value-type="float" office:value="2336383" calcext:value-type="float">
            <text:p>2336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TCGCC</text:p>
          </table:table-cell>
          <table:table-cell office:value-type="string" calcext:value-type="string">
            <text:p>NA021015_10.1</text:p>
          </table:table-cell>
          <table:table-cell office:value-type="float" office:value="3142354" calcext:value-type="float">
            <text:p>3142354</text:p>
          </table:table-cell>
          <table:table-cell table:number-columns-repeated="3"/>
          <table:table-cell office:value-type="string" calcext:value-type="string">
            <text:p>GE012315_10</text:p>
          </table:table-cell>
          <table:table-cell office:value-type="float" office:value="2333584" calcext:value-type="float">
            <text:p>2333584</text:p>
          </table:table-cell>
          <table:table-cell table:number-columns-repeated="2"/>
          <table:table-cell office:value-type="string" calcext:value-type="string">
            <text:p>GEO020414_15_300</text:p>
          </table:table-cell>
          <table:table-cell office:value-type="float" office:value="2039080" calcext:value-type="float">
            <text:p>2039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TGCCT</text:p>
          </table:table-cell>
          <table:table-cell office:value-type="string" calcext:value-type="string">
            <text:p>GE011215_20.1</text:p>
          </table:table-cell>
          <table:table-cell office:value-type="float" office:value="2808032" calcext:value-type="float">
            <text:p>2808032</text:p>
          </table:table-cell>
          <table:table-cell table:number-columns-repeated="3"/>
          <table:table-cell office:value-type="string" calcext:value-type="string">
            <text:p>GE011215_29</text:p>
          </table:table-cell>
          <table:table-cell office:value-type="float" office:value="2245206" calcext:value-type="float">
            <text:p>2245206</text:p>
          </table:table-cell>
          <table:table-cell table:number-columns-repeated="2"/>
          <table:table-cell office:value-type="string" calcext:value-type="string">
            <text:p>GEO020414_10</text:p>
          </table:table-cell>
          <table:table-cell office:value-type="float" office:value="1962002" calcext:value-type="float">
            <text:p>19620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TAT</text:p>
          </table:table-cell>
          <table:table-cell office:value-type="string" calcext:value-type="string">
            <text:p>PO020515_03.1</text:p>
          </table:table-cell>
          <table:table-cell office:value-type="float" office:value="3306735" calcext:value-type="float">
            <text:p>3306735</text:p>
          </table:table-cell>
          <table:table-cell table:number-columns-repeated="3"/>
          <table:table-cell office:value-type="string" calcext:value-type="string">
            <text:p>GE012315_01</text:p>
          </table:table-cell>
          <table:table-cell office:value-type="float" office:value="2199367" calcext:value-type="float">
            <text:p>2199367</text:p>
          </table:table-cell>
          <table:table-cell table:number-columns-repeated="2"/>
          <table:table-cell office:value-type="string" calcext:value-type="string">
            <text:p>GEO020414_30</text:p>
          </table:table-cell>
          <table:table-cell office:value-type="float" office:value="1585848" calcext:value-type="float">
            <text:p>15858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AGA</text:p>
          </table:table-cell>
          <table:table-cell office:value-type="string" calcext:value-type="string">
            <text:p>PO020515_08.1</text:p>
          </table:table-cell>
          <table:table-cell office:value-type="float" office:value="4916525" calcext:value-type="float">
            <text:p>4916525</text:p>
          </table:table-cell>
          <table:table-cell table:number-columns-repeated="3"/>
          <table:table-cell office:value-type="string" calcext:value-type="string">
            <text:p>GE011215_08</text:p>
          </table:table-cell>
          <table:table-cell office:value-type="float" office:value="2076442" calcext:value-type="float">
            <text:p>2076442</text:p>
          </table:table-cell>
          <table:table-cell table:number-columns-repeated="2"/>
          <table:table-cell office:value-type="string" calcext:value-type="string">
            <text:p>GEO020414_13</text:p>
          </table:table-cell>
          <table:table-cell office:value-type="float" office:value="1114" calcext:value-type="float">
            <text:p>1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CCGT</text:p>
          </table:table-cell>
          <table:table-cell office:value-type="string" calcext:value-type="string">
            <text:p>NA021015_17.1</text:p>
          </table:table-cell>
          <table:table-cell office:value-type="float" office:value="3504202" calcext:value-type="float">
            <text:p>35042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CCTAA</text:p>
          </table:table-cell>
          <table:table-cell office:value-type="string" calcext:value-type="string">
            <text:p>NA021015_22.1</text:p>
          </table:table-cell>
          <table:table-cell office:value-type="float" office:value="4137911" calcext:value-type="float">
            <text:p>41379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GGTC</text:p>
          </table:table-cell>
          <table:table-cell office:value-type="string" calcext:value-type="string">
            <text:p>PO010715_11.1</text:p>
          </table:table-cell>
          <table:table-cell office:value-type="float" office:value="3495400" calcext:value-type="float">
            <text:p>34954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ATCG</text:p>
          </table:table-cell>
          <table:table-cell office:value-type="string" calcext:value-type="string">
            <text:p>PO020515_16.1</text:p>
          </table:table-cell>
          <table:table-cell office:value-type="float" office:value="1961294" calcext:value-type="float">
            <text:p>196129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AACCA</text:p>
          </table:table-cell>
          <table:table-cell office:value-type="string" calcext:value-type="string">
            <text:p>GE011215_21.1</text:p>
          </table:table-cell>
          <table:table-cell office:value-type="string" calcext:value-type="string">
            <text:p>-nan</text:p>
          </table:table-cell>
          <table:table-cell office:value-type="float" office:value="3384807" calcext:value-type="float">
            <text:p>33848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GGAC</text:p>
          </table:table-cell>
          <table:table-cell office:value-type="string" calcext:value-type="string">
            <text:p>GE011215_30.1</text:p>
          </table:table-cell>
          <table:table-cell office:value-type="float" office:value="4661699" calcext:value-type="float">
            <text:p>46616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GTTG</text:p>
          </table:table-cell>
          <table:table-cell office:value-type="string" calcext:value-type="string">
            <text:p>NA021015_14.1</text:p>
          </table:table-cell>
          <table:table-cell office:value-type="float" office:value="4147822" calcext:value-type="float">
            <text:p>414782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ACTGA</text:p>
          </table:table-cell>
          <table:table-cell office:value-type="string" calcext:value-type="string">
            <text:p>NA021015_06.1</text:p>
          </table:table-cell>
          <table:table-cell office:value-type="float" office:value="4864411" calcext:value-type="float">
            <text:p>48644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TTCT</text:p>
          </table:table-cell>
          <table:table-cell office:value-type="string" calcext:value-type="string">
            <text:p>NA021015_09.1</text:p>
          </table:table-cell>
          <table:table-cell office:value-type="float" office:value="4076545" calcext:value-type="float">
            <text:p>407654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GACTT</text:p>
          </table:table-cell>
          <table:table-cell office:value-type="string" calcext:value-type="string">
            <text:p>PO020515_17.1</text:p>
          </table:table-cell>
          <table:table-cell office:value-type="float" office:value="3737101" calcext:value-type="float">
            <text:p>37371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GGCGC</text:p>
          </table:table-cell>
          <table:table-cell office:value-type="string" calcext:value-type="string">
            <text:p>PO010715_17.1</text:p>
          </table:table-cell>
          <table:table-cell office:value-type="float" office:value="4332781" calcext:value-type="float">
            <text:p>433278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CAAA</text:p>
          </table:table-cell>
          <table:table-cell office:value-type="string" calcext:value-type="string">
            <text:p>PO020515_15.1</text:p>
          </table:table-cell>
          <table:table-cell office:value-type="float" office:value="4162902" calcext:value-type="float">
            <text:p>41629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GCAAG</text:p>
          </table:table-cell>
          <table:table-cell office:value-type="string" calcext:value-type="string">
            <text:p>PO010715_10.1</text:p>
          </table:table-cell>
          <table:table-cell office:value-type="float" office:value="3309272" calcext:value-type="float">
            <text:p>330927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TACT</text:p>
          </table:table-cell>
          <table:table-cell office:value-type="string" calcext:value-type="string">
            <text:p>GE011215_01.1</text:p>
          </table:table-cell>
          <table:table-cell office:value-type="float" office:value="3807454" calcext:value-type="float">
            <text:p>380745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GCGTG</text:p>
          </table:table-cell>
          <table:table-cell office:value-type="string" calcext:value-type="string">
            <text:p>GE011215_24.1</text:p>
          </table:table-cell>
          <table:table-cell office:value-type="float" office:value="3134738" calcext:value-type="float">
            <text:p>313473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ACGTT</text:p>
          </table:table-cell>
          <table:table-cell office:value-type="string" calcext:value-type="string">
            <text:p>PO031715_13.1</text:p>
          </table:table-cell>
          <table:table-cell office:value-type="float" office:value="2503625" calcext:value-type="float">
            <text:p>25036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CACA</text:p>
          </table:table-cell>
          <table:table-cell office:value-type="string" calcext:value-type="string">
            <text:p>PO010715_08.1</text:p>
          </table:table-cell>
          <table:table-cell office:value-type="float" office:value="3106846" calcext:value-type="float">
            <text:p>310684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TTGGA</text:p>
          </table:table-cell>
          <table:table-cell office:value-type="string" calcext:value-type="string">
            <text:p>PO020515_14.1</text:p>
          </table:table-cell>
          <table:table-cell office:value-type="float" office:value="3372281" calcext:value-type="float">
            <text:p>337228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CGAGG</text:p>
          </table:table-cell>
          <table:table-cell office:value-type="string" calcext:value-type="string">
            <text:p>GE012315_08.1</text:p>
          </table:table-cell>
          <table:table-cell office:value-type="float" office:value="2649848" calcext:value-type="float">
            <text:p>26498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GTACA</text:p>
          </table:table-cell>
          <table:table-cell office:value-type="string" calcext:value-type="string">
            <text:p>GE012315_09.1</text:p>
          </table:table-cell>
          <table:table-cell office:value-type="float" office:value="3036050" calcext:value-type="float">
            <text:p>303605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TGGTT</text:p>
          </table:table-cell>
          <table:table-cell office:value-type="string" calcext:value-type="string">
            <text:p>GE012315_10.1</text:p>
          </table:table-cell>
          <table:table-cell office:value-type="float" office:value="2333584" calcext:value-type="float">
            <text:p>233358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AAAG</text:p>
          </table:table-cell>
          <table:table-cell office:value-type="string" calcext:value-type="string">
            <text:p>GE012315_11.1</text:p>
          </table:table-cell>
          <table:table-cell office:value-type="float" office:value="3742895" calcext:value-type="float">
            <text:p>374289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CGCTG</text:p>
          </table:table-cell>
          <table:table-cell office:value-type="string" calcext:value-type="string">
            <text:p>GE012315_17.1</text:p>
          </table:table-cell>
          <table:table-cell office:value-type="float" office:value="3009275" calcext:value-type="float">
            <text:p>30092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TATCC</text:p>
          </table:table-cell>
          <table:table-cell office:value-type="string" calcext:value-type="string">
            <text:p>GE012315_20.1</text:p>
          </table:table-cell>
          <table:table-cell office:value-type="float" office:value="3109124" calcext:value-type="float">
            <text:p>310912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GCAC</text:p>
          </table:table-cell>
          <table:table-cell office:value-type="string" calcext:value-type="string">
            <text:p>YS121315_08.1</text:p>
          </table:table-cell>
          <table:table-cell office:value-type="float" office:value="2252448" calcext:value-type="float">
            <text:p>22524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TTAA</text:p>
          </table:table-cell>
          <table:table-cell office:value-type="string" calcext:value-type="string">
            <text:p>YS121315_10.1</text:p>
          </table:table-cell>
          <table:table-cell office:value-type="float" office:value="1311987" calcext:value-type="float">
            <text:p>131198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ATGAG</text:p>
          </table:table-cell>
          <table:table-cell office:value-type="string" calcext:value-type="string">
            <text:p>YS121315_14.1</text:p>
          </table:table-cell>
          <table:table-cell office:value-type="float" office:value="2885627" calcext:value-type="float">
            <text:p>2885627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Lane 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AAAA</text:p>
          </table:table-cell>
          <table:table-cell office:value-type="string" calcext:value-type="string">
            <text:p>SO022216_01</text:p>
          </table:table-cell>
          <table:table-cell office:value-type="float" office:value="1138526" calcext:value-type="float">
            <text:p>113852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ACGAC</text:p>
          </table:table-cell>
          <table:table-cell office:value-type="string" calcext:value-type="string">
            <text:p>MU011816_01</text:p>
          </table:table-cell>
          <table:table-cell office:value-type="float" office:value="1362386" calcext:value-type="float">
            <text:p>13623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TTGTC</text:p>
          </table:table-cell>
          <table:table-cell office:value-type="string" calcext:value-type="string">
            <text:p>MU012816_05</text:p>
          </table:table-cell>
          <table:table-cell office:value-type="float" office:value="874690" calcext:value-type="float">
            <text:p>87469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GCTTA</text:p>
          </table:table-cell>
          <table:table-cell office:value-type="string" calcext:value-type="string">
            <text:p>MU012816_06</text:p>
          </table:table-cell>
          <table:table-cell office:value-type="float" office:value="1480188" calcext:value-type="float">
            <text:p>14801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CCGGT</text:p>
          </table:table-cell>
          <table:table-cell office:value-type="string" calcext:value-type="string">
            <text:p>MU012816_07</text:p>
          </table:table-cell>
          <table:table-cell office:value-type="float" office:value="563028" calcext:value-type="float">
            <text:p>56302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CGACC</text:p>
          </table:table-cell>
          <table:table-cell office:value-type="string" calcext:value-type="string">
            <text:p>MU012816_08</text:p>
          </table:table-cell>
          <table:table-cell office:value-type="float" office:value="2151762" calcext:value-type="float">
            <text:p>215176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TTATG</text:p>
          </table:table-cell>
          <table:table-cell office:value-type="string" calcext:value-type="string">
            <text:p>MU012816_09</text:p>
          </table:table-cell>
          <table:table-cell office:value-type="float" office:value="578591" calcext:value-type="float">
            <text:p>5785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CGCA</text:p>
          </table:table-cell>
          <table:table-cell office:value-type="string" calcext:value-type="string">
            <text:p>MU012816_10</text:p>
          </table:table-cell>
          <table:table-cell office:value-type="float" office:value="539705" calcext:value-type="float">
            <text:p>53970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GCCA</text:p>
          </table:table-cell>
          <table:table-cell office:value-type="string" calcext:value-type="string">
            <text:p>MU032315_01</text:p>
          </table:table-cell>
          <table:table-cell office:value-type="float" office:value="1010856" calcext:value-type="float">
            <text:p>101085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TACAG</text:p>
          </table:table-cell>
          <table:table-cell office:value-type="string" calcext:value-type="string">
            <text:p>MU032315_02</text:p>
          </table:table-cell>
          <table:table-cell office:value-type="float" office:value="437472" calcext:value-type="float">
            <text:p>43747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TAAGT</text:p>
          </table:table-cell>
          <table:table-cell office:value-type="string" calcext:value-type="string">
            <text:p>MU033015_02</text:p>
          </table:table-cell>
          <table:table-cell office:value-type="float" office:value="578186" calcext:value-type="float">
            <text:p>5781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ATAC</text:p>
          </table:table-cell>
          <table:table-cell office:value-type="string" calcext:value-type="string">
            <text:p>MU033015_03</text:p>
          </table:table-cell>
          <table:table-cell office:value-type="float" office:value="355018" calcext:value-type="float">
            <text:p>3550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CCAT</text:p>
          </table:table-cell>
          <table:table-cell office:value-type="string" calcext:value-type="string">
            <text:p>GEO020414_8</text:p>
          </table:table-cell>
          <table:table-cell office:value-type="float" office:value="5825946" calcext:value-type="float">
            <text:p>582594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TAGG</text:p>
          </table:table-cell>
          <table:table-cell office:value-type="string" calcext:value-type="string">
            <text:p>GEO020414_9</text:p>
          </table:table-cell>
          <table:table-cell office:value-type="float" office:value="3815390" calcext:value-type="float">
            <text:p>381539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AGTA</text:p>
          </table:table-cell>
          <table:table-cell office:value-type="string" calcext:value-type="string">
            <text:p>GEO020414_11</text:p>
          </table:table-cell>
          <table:table-cell office:value-type="float" office:value="5803141" calcext:value-type="float">
            <text:p>580314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GGTCC</text:p>
          </table:table-cell>
          <table:table-cell office:value-type="string" calcext:value-type="string">
            <text:p>GEO020414_13</text:p>
          </table:table-cell>
          <table:table-cell office:value-type="float" office:value="1114" calcext:value-type="float">
            <text:p>11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CATTT</text:p>
          </table:table-cell>
          <table:table-cell office:value-type="string" calcext:value-type="string">
            <text:p>GEO020414_14</text:p>
          </table:table-cell>
          <table:table-cell office:value-type="float" office:value="4039842" calcext:value-type="float">
            <text:p>403984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GGCA</text:p>
          </table:table-cell>
          <table:table-cell office:value-type="string" calcext:value-type="string">
            <text:p>GEO020414_15</text:p>
          </table:table-cell>
          <table:table-cell office:value-type="float" office:value="2336383" calcext:value-type="float">
            <text:p>233638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CAGAT</text:p>
          </table:table-cell>
          <table:table-cell office:value-type="string" calcext:value-type="string">
            <text:p>GEO020414_16</text:p>
          </table:table-cell>
          <table:table-cell office:value-type="float" office:value="4033436" calcext:value-type="float">
            <text:p>403343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TCATC</text:p>
          </table:table-cell>
          <table:table-cell office:value-type="string" calcext:value-type="string">
            <text:p>GEO020414_17</text:p>
          </table:table-cell>
          <table:table-cell office:value-type="float" office:value="3864586" calcext:value-type="float">
            <text:p>38645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ACTCT</text:p>
          </table:table-cell>
          <table:table-cell office:value-type="string" calcext:value-type="string">
            <text:p>GEO020414_23</text:p>
          </table:table-cell>
          <table:table-cell office:value-type="float" office:value="7069859" calcext:value-type="float">
            <text:p>706985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TCAC</text:p>
          </table:table-cell>
          <table:table-cell office:value-type="string" calcext:value-type="string">
            <text:p>GEO020414_24</text:p>
          </table:table-cell>
          <table:table-cell office:value-type="float" office:value="4525205" calcext:value-type="float">
            <text:p>452520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GGGGA</text:p>
          </table:table-cell>
          <table:table-cell office:value-type="string" calcext:value-type="string">
            <text:p>GEO020414_25</text:p>
          </table:table-cell>
          <table:table-cell office:value-type="float" office:value="3666663" calcext:value-type="float">
            <text:p>36666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TCGG</text:p>
          </table:table-cell>
          <table:table-cell office:value-type="string" calcext:value-type="string">
            <text:p>YS121315_12</text:p>
          </table:table-cell>
          <table:table-cell office:value-type="float" office:value="5791989" calcext:value-type="float">
            <text:p>579198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GACAA</text:p>
          </table:table-cell>
          <table:table-cell office:value-type="string" calcext:value-type="string">
            <text:p>GEO020414_3</text:p>
          </table:table-cell>
          <table:table-cell office:value-type="float" office:value="4784237" calcext:value-type="float">
            <text:p>47842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ATATC</text:p>
          </table:table-cell>
          <table:table-cell office:value-type="string" calcext:value-type="string">
            <text:p>GEO020414_4</text:p>
          </table:table-cell>
          <table:table-cell office:value-type="float" office:value="5641450" calcext:value-type="float">
            <text:p>564145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AGCG</text:p>
          </table:table-cell>
          <table:table-cell office:value-type="string" calcext:value-type="string">
            <text:p>GEO020414_5</text:p>
          </table:table-cell>
          <table:table-cell office:value-type="float" office:value="4831675" calcext:value-type="float">
            <text:p>48316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ATCGT</text:p>
          </table:table-cell>
          <table:table-cell office:value-type="string" calcext:value-type="string">
            <text:p>GEO020414_6</text:p>
          </table:table-cell>
          <table:table-cell office:value-type="float" office:value="3555024" calcext:value-type="float">
            <text:p>355502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GTTTG</text:p>
          </table:table-cell>
          <table:table-cell office:value-type="string" calcext:value-type="string">
            <text:p>GEO020414_27</text:p>
          </table:table-cell>
          <table:table-cell office:value-type="float" office:value="4659426" calcext:value-type="float">
            <text:p>465942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TCGCC</text:p>
          </table:table-cell>
          <table:table-cell office:value-type="string" calcext:value-type="string">
            <text:p>GEO020414_29</text:p>
          </table:table-cell>
          <table:table-cell office:value-type="float" office:value="3083761" calcext:value-type="float">
            <text:p>308376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TGCCT</text:p>
          </table:table-cell>
          <table:table-cell office:value-type="string" calcext:value-type="string">
            <text:p>GEO012315_02</text:p>
          </table:table-cell>
          <table:table-cell office:value-type="float" office:value="5152585" calcext:value-type="float">
            <text:p>515258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GTAT</text:p>
          </table:table-cell>
          <table:table-cell office:value-type="string" calcext:value-type="string">
            <text:p>GEO012315_12</text:p>
          </table:table-cell>
          <table:table-cell office:value-type="float" office:value="6131307" calcext:value-type="float">
            <text:p>613130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AAGA</text:p>
          </table:table-cell>
          <table:table-cell office:value-type="string" calcext:value-type="string">
            <text:p>GEO012315_18</text:p>
          </table:table-cell>
          <table:table-cell office:value-type="float" office:value="4614041" calcext:value-type="float">
            <text:p>461404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TCCGT</text:p>
          </table:table-cell>
          <table:table-cell office:value-type="string" calcext:value-type="string">
            <text:p>GEO012315_21</text:p>
          </table:table-cell>
          <table:table-cell office:value-type="float" office:value="4819847" calcext:value-type="float">
            <text:p>481984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CCTAA</text:p>
          </table:table-cell>
          <table:table-cell office:value-type="string" calcext:value-type="string">
            <text:p>GEO020414_2</text:p>
          </table:table-cell>
          <table:table-cell office:value-type="float" office:value="4056569" calcext:value-type="float">
            <text:p>40565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GGTC</text:p>
          </table:table-cell>
          <table:table-cell office:value-type="string" calcext:value-type="string">
            <text:p>GEO020414_26</text:p>
          </table:table-cell>
          <table:table-cell office:value-type="float" office:value="3752341" calcext:value-type="float">
            <text:p>375234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ACGTT</text:p>
          </table:table-cell>
          <table:table-cell office:value-type="string" calcext:value-type="string">
            <text:p>PO020515_06</text:p>
          </table:table-cell>
          <table:table-cell office:value-type="float" office:value="8336214" calcext:value-type="float">
            <text:p>83362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CACA</text:p>
          </table:table-cell>
          <table:table-cell office:value-type="string" calcext:value-type="string">
            <text:p>PO031715_23</text:p>
          </table:table-cell>
          <table:table-cell office:value-type="float" office:value="4707310" calcext:value-type="float">
            <text:p>47073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TTGGA</text:p>
          </table:table-cell>
          <table:table-cell office:value-type="string" calcext:value-type="string">
            <text:p>GE011215_18</text:p>
          </table:table-cell>
          <table:table-cell office:value-type="float" office:value="6852956" calcext:value-type="float">
            <text:p>685295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CGAGG</text:p>
          </table:table-cell>
          <table:table-cell office:value-type="string" calcext:value-type="string">
            <text:p>GE011215_22</text:p>
          </table:table-cell>
          <table:table-cell office:value-type="float" office:value="6470888" calcext:value-type="float">
            <text:p>64708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GTACA</text:p>
          </table:table-cell>
          <table:table-cell office:value-type="string" calcext:value-type="string">
            <text:p>BOR07_01</text:p>
          </table:table-cell>
          <table:table-cell office:value-type="float" office:value="1717981" calcext:value-type="float">
            <text:p>171798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TGGTT</text:p>
          </table:table-cell>
          <table:table-cell office:value-type="string" calcext:value-type="string">
            <text:p>BOR07_03</text:p>
          </table:table-cell>
          <table:table-cell office:value-type="float" office:value="2968140" calcext:value-type="float">
            <text:p>296814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AAAG</text:p>
          </table:table-cell>
          <table:table-cell office:value-type="string" calcext:value-type="string">
            <text:p>BOR07_09</text:p>
          </table:table-cell>
          <table:table-cell office:value-type="float" office:value="5769259" calcext:value-type="float">
            <text:p>576925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CGCTG</text:p>
          </table:table-cell>
          <table:table-cell office:value-type="string" calcext:value-type="string">
            <text:p>GEO020414_7</text:p>
          </table:table-cell>
          <table:table-cell office:value-type="float" office:value="4631204" calcext:value-type="float">
            <text:p>463120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TATCC</text:p>
          </table:table-cell>
          <table:table-cell office:value-type="string" calcext:value-type="string">
            <text:p>GEO020414_10</text:p>
          </table:table-cell>
          <table:table-cell office:value-type="float" office:value="1962002" calcext:value-type="float">
            <text:p>19620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GCAC</text:p>
          </table:table-cell>
          <table:table-cell office:value-type="string" calcext:value-type="string">
            <text:p>GEO020414_30</text:p>
          </table:table-cell>
          <table:table-cell office:value-type="float" office:value="1585848" calcext:value-type="float">
            <text:p>15858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TTAA</text:p>
          </table:table-cell>
          <table:table-cell office:value-type="string" calcext:value-type="string">
            <text:p>YS121315_15</text:p>
          </table:table-cell>
          <table:table-cell office:value-type="float" office:value="4324878" calcext:value-type="float">
            <text:p>432487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ATGAG</text:p>
          </table:table-cell>
          <table:table-cell office:value-type="string" calcext:value-type="string">
            <text:p>YS121315_16</text:p>
          </table:table-cell>
          <table:table-cell office:value-type="float" office:value="6716657" calcext:value-type="float">
            <text:p>671665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AGCT</text:p>
          </table:table-cell>
          <table:table-cell office:value-type="string" calcext:value-type="string">
            <text:p>PO031715_03</text:p>
          </table:table-cell>
          <table:table-cell office:value-type="float" office:value="2722559" calcext:value-type="float">
            <text:p>272255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AGACG</text:p>
          </table:table-cell>
          <table:table-cell office:value-type="string" calcext:value-type="string">
            <text:p>NA021015_23</text:p>
          </table:table-cell>
          <table:table-cell office:value-type="float" office:value="2712287" calcext:value-type="float">
            <text:p>271228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TTTGC</text:p>
          </table:table-cell>
          <table:table-cell office:value-type="string" calcext:value-type="string">
            <text:p>PO010715_04</text:p>
          </table:table-cell>
          <table:table-cell office:value-type="float" office:value="3432097" calcext:value-type="float">
            <text:p>343209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CTCAA</text:p>
          </table:table-cell>
          <table:table-cell office:value-type="string" calcext:value-type="string">
            <text:p>PO020515_01</text:p>
          </table:table-cell>
          <table:table-cell office:value-type="float" office:value="2640637" calcext:value-type="float">
            <text:p>26406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GAACC</text:p>
          </table:table-cell>
          <table:table-cell office:value-type="string" calcext:value-type="string">
            <text:p>PO031715_04</text:p>
          </table:table-cell>
          <table:table-cell office:value-type="float" office:value="3094421" calcext:value-type="float">
            <text:p>3094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ATG</text:p>
          </table:table-cell>
          <table:table-cell office:value-type="string" calcext:value-type="string">
            <text:p>NA021015_25</text:p>
          </table:table-cell>
          <table:table-cell office:value-type="float" office:value="5191269" calcext:value-type="float">
            <text:p>51912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TGTAA</text:p>
          </table:table-cell>
          <table:table-cell office:value-type="string" calcext:value-type="string">
            <text:p>NA021015_26</text:p>
          </table:table-cell>
          <table:table-cell office:value-type="float" office:value="3817109" calcext:value-type="float">
            <text:p>38171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CGGG</text:p>
          </table:table-cell>
          <table:table-cell office:value-type="string" calcext:value-type="string">
            <text:p>NA021015_30</text:p>
          </table:table-cell>
          <table:table-cell office:value-type="float" office:value="3712357" calcext:value-type="float">
            <text:p>371235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GTCTA</text:p>
          </table:table-cell>
          <table:table-cell office:value-type="string" calcext:value-type="string">
            <text:p>PO031715_24</text:p>
          </table:table-cell>
          <table:table-cell office:value-type="float" office:value="2820366" calcext:value-type="float">
            <text:p>282036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GTGT</text:p>
          </table:table-cell>
          <table:table-cell office:value-type="string" calcext:value-type="string">
            <text:p>GE011215_19</text:p>
          </table:table-cell>
          <table:table-cell office:value-type="float" office:value="4019476" calcext:value-type="float">
            <text:p>401947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CTGC</text:p>
          </table:table-cell>
          <table:table-cell office:value-type="string" calcext:value-type="string">
            <text:p>PO010715_12</text:p>
          </table:table-cell>
          <table:table-cell office:value-type="float" office:value="3295834" calcext:value-type="float">
            <text:p>329583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AGCTA</text:p>
          </table:table-cell>
          <table:table-cell office:value-type="string" calcext:value-type="string">
            <text:p>GE011215_28</text:p>
          </table:table-cell>
          <table:table-cell office:value-type="float" office:value="3861430" calcext:value-type="float">
            <text:p>386143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ATCG</text:p>
          </table:table-cell>
          <table:table-cell office:value-type="string" calcext:value-type="string">
            <text:p>GEO020414_8_300</text:p>
          </table:table-cell>
          <table:table-cell office:value-type="float" office:value="5328677" calcext:value-type="float">
            <text:p>532867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AACCA</text:p>
          </table:table-cell>
          <table:table-cell office:value-type="string" calcext:value-type="string">
            <text:p>GEO020414_9_300</text:p>
          </table:table-cell>
          <table:table-cell office:value-type="float" office:value="3311770" calcext:value-type="float">
            <text:p>331177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GGAC</text:p>
          </table:table-cell>
          <table:table-cell office:value-type="string" calcext:value-type="string">
            <text:p>GEO020414_11_300</text:p>
          </table:table-cell>
          <table:table-cell office:value-type="float" office:value="4659273" calcext:value-type="float">
            <text:p>465927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GTTG</text:p>
          </table:table-cell>
          <table:table-cell office:value-type="string" calcext:value-type="string">
            <text:p>GEO020414_13_300</text:p>
          </table:table-cell>
          <table:table-cell office:value-type="float" office:value="3172787" calcext:value-type="float">
            <text:p>317278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ACTGA</text:p>
          </table:table-cell>
          <table:table-cell office:value-type="string" calcext:value-type="string">
            <text:p>GEO020414_14_300</text:p>
          </table:table-cell>
          <table:table-cell office:value-type="float" office:value="3494966" calcext:value-type="float">
            <text:p>349496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TTCT</text:p>
          </table:table-cell>
          <table:table-cell office:value-type="string" calcext:value-type="string">
            <text:p>GEO020414_15_300</text:p>
          </table:table-cell>
          <table:table-cell office:value-type="float" office:value="2039080" calcext:value-type="float">
            <text:p>203908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GACTT</text:p>
          </table:table-cell>
          <table:table-cell office:value-type="string" calcext:value-type="string">
            <text:p>GEO020414_16_300</text:p>
          </table:table-cell>
          <table:table-cell office:value-type="float" office:value="3618428" calcext:value-type="float">
            <text:p>361842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GGCGC</text:p>
          </table:table-cell>
          <table:table-cell office:value-type="string" calcext:value-type="string">
            <text:p>GEO020414_17_300</text:p>
          </table:table-cell>
          <table:table-cell office:value-type="float" office:value="3057343" calcext:value-type="float">
            <text:p>305734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CAAA</text:p>
          </table:table-cell>
          <table:table-cell office:value-type="string" calcext:value-type="string">
            <text:p>GEO020414_23_300</text:p>
          </table:table-cell>
          <table:table-cell office:value-type="float" office:value="6158191" calcext:value-type="float">
            <text:p>61581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GCAAG</text:p>
          </table:table-cell>
          <table:table-cell office:value-type="string" calcext:value-type="string">
            <text:p>GEO020414_24_300</text:p>
          </table:table-cell>
          <table:table-cell office:value-type="float" office:value="3842521" calcext:value-type="float">
            <text:p>38425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TACT</text:p>
          </table:table-cell>
          <table:table-cell office:value-type="string" calcext:value-type="string">
            <text:p>GEO020414_25_300</text:p>
          </table:table-cell>
          <table:table-cell office:value-type="float" office:value="2587646" calcext:value-type="float">
            <text:p>258764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GCGTG</text:p>
          </table:table-cell>
          <table:table-cell office:value-type="string" calcext:value-type="string">
            <text:p>YS121315_12_300</text:p>
          </table:table-cell>
          <table:table-cell office:value-type="float" office:value="4038365" calcext:value-type="float">
            <text:p>4038365</text:p>
          </table:table-cell>
          <table:table-cell table:number-columns-repeated="15"/>
        </table:table-row>
      </table:table>
      <table:table table:name="Sheet2" table:style-name="ta1">
        <table:table-column table:style-name="co10" table:default-cell-style-name="Default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O010715_06.1</text:p>
          </table:table-cell>
          <table:table-cell/>
          <table:table-cell office:value-type="string" calcext:value-type="string">
            <text:p>PO010715_06.1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1215_08.1</text:p>
          </table:table-cell>
          <table:table-cell office:value-type="string" calcext:value-type="string">
            <text:p>Geoje15</text:p>
          </table:table-cell>
          <table:table-cell office:value-type="string" calcext:value-type="string">
            <text:p>NA021015_16.1</text:p>
          </table:table-cell>
          <table:table-cell office:value-type="string" calcext:value-type="string">
            <text:p>Namhae15</text:p>
          </table:table-cell>
          <table:table-cell office:value-type="string" calcext:value-type="string">
            <text:p>YS121315_08.1</text:p>
          </table:table-cell>
          <table:table-cell office:value-type="string" calcext:value-type="string">
            <text:p>YellowSea16</text:p>
          </table:table-cell>
          <table:table-cell office:value-type="string" calcext:value-type="string">
            <text:p>BOR07_01</text:p>
          </table:table-cell>
          <table:table-cell office:value-type="string" calcext:value-type="string">
            <text:p>Boryeong07</text:p>
          </table:table-cell>
          <table:table-cell office:value-type="string" calcext:value-type="string">
            <text:p>GEO020414_8</text:p>
          </table:table-cell>
          <table:table-cell office:value-type="string" calcext:value-type="string">
            <text:p>Geoje14</text:p>
          </table:table-cell>
          <table:table-cell office:value-type="string" calcext:value-type="string">
            <text:p>SO022216_01</text:p>
          </table:table-cell>
          <table:table-cell office:value-type="string" calcext:value-type="string">
            <text:p>SokMuk</text:p>
          </table:table-cell>
        </table:table-row>
        <table:table-row table:style-name="ro1">
          <table:table-cell office:value-type="string" calcext:value-type="string">
            <text:p>PO010715_27.1</text:p>
          </table:table-cell>
          <table:table-cell/>
          <table:table-cell office:value-type="string" calcext:value-type="string">
            <text:p>PO010715_27.1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1215_09.1</text:p>
          </table:table-cell>
          <table:table-cell office:value-type="string" calcext:value-type="string">
            <text:p>Geoje15</text:p>
          </table:table-cell>
          <table:table-cell office:value-type="string" calcext:value-type="string">
            <text:p>NA021015_21.1</text:p>
          </table:table-cell>
          <table:table-cell office:value-type="string" calcext:value-type="string">
            <text:p>Namhae15</text:p>
          </table:table-cell>
          <table:table-cell office:value-type="string" calcext:value-type="string">
            <text:p>YS121315_10.1</text:p>
          </table:table-cell>
          <table:table-cell office:value-type="string" calcext:value-type="string">
            <text:p>YellowSea16</text:p>
          </table:table-cell>
          <table:table-cell office:value-type="string" calcext:value-type="string">
            <text:p>BOR07_03</text:p>
          </table:table-cell>
          <table:table-cell office:value-type="string" calcext:value-type="string">
            <text:p>Boryeong07</text:p>
          </table:table-cell>
          <table:table-cell office:value-type="string" calcext:value-type="string">
            <text:p>GEO020414_9</text:p>
          </table:table-cell>
          <table:table-cell office:value-type="string" calcext:value-type="string">
            <text:p>Geoje14</text:p>
          </table:table-cell>
          <table:table-cell office:value-type="string" calcext:value-type="string">
            <text:p>MU011816_01</text:p>
          </table:table-cell>
          <table:table-cell office:value-type="string" calcext:value-type="string">
            <text:p>SokMuk</text:p>
          </table:table-cell>
        </table:table-row>
        <table:table-row table:style-name="ro1">
          <table:table-cell office:value-type="string" calcext:value-type="string">
            <text:p>PO010715_28.1</text:p>
          </table:table-cell>
          <table:table-cell/>
          <table:table-cell office:value-type="string" calcext:value-type="string">
            <text:p>PO010715_28.1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1215_14.1</text:p>
          </table:table-cell>
          <table:table-cell office:value-type="string" calcext:value-type="string">
            <text:p>Geoje15</text:p>
          </table:table-cell>
          <table:table-cell office:value-type="string" calcext:value-type="string">
            <text:p>NA021015_02.1</text:p>
          </table:table-cell>
          <table:table-cell office:value-type="string" calcext:value-type="string">
            <text:p>Namhae15</text:p>
          </table:table-cell>
          <table:table-cell office:value-type="string" calcext:value-type="string">
            <text:p>YS121315_14.1</text:p>
          </table:table-cell>
          <table:table-cell office:value-type="string" calcext:value-type="string">
            <text:p>YellowSea16</text:p>
          </table:table-cell>
          <table:table-cell office:value-type="string" calcext:value-type="string">
            <text:p>BOR07_09</text:p>
          </table:table-cell>
          <table:table-cell office:value-type="string" calcext:value-type="string">
            <text:p>Boryeong07</text:p>
          </table:table-cell>
          <table:table-cell office:value-type="string" calcext:value-type="string">
            <text:p>GEO020414_11</text:p>
          </table:table-cell>
          <table:table-cell office:value-type="string" calcext:value-type="string">
            <text:p>Geoje14</text:p>
          </table:table-cell>
          <table:table-cell office:value-type="string" calcext:value-type="string">
            <text:p>MU012816_05</text:p>
          </table:table-cell>
          <table:table-cell office:value-type="string" calcext:value-type="string">
            <text:p>SokMuk</text:p>
          </table:table-cell>
        </table:table-row>
        <table:table-row table:style-name="ro1">
          <table:table-cell office:value-type="string" calcext:value-type="string">
            <text:p>PO010715_29.1</text:p>
          </table:table-cell>
          <table:table-cell/>
          <table:table-cell office:value-type="string" calcext:value-type="string">
            <text:p>PO010715_29.1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1215_15.1</text:p>
          </table:table-cell>
          <table:table-cell office:value-type="string" calcext:value-type="string">
            <text:p>Geoje15</text:p>
          </table:table-cell>
          <table:table-cell office:value-type="string" calcext:value-type="string">
            <text:p>NA021015_03.1</text:p>
          </table:table-cell>
          <table:table-cell office:value-type="string" calcext:value-type="string">
            <text:p>Namhae15</text:p>
          </table:table-cell>
          <table:table-cell office:value-type="string" calcext:value-type="string">
            <text:p>YS121315_12</text:p>
          </table:table-cell>
          <table:table-cell office:value-type="string" calcext:value-type="string">
            <text:p>YellowSea16</text:p>
          </table:table-cell>
          <table:table-cell table:number-columns-repeated="2"/>
          <table:table-cell office:value-type="string" calcext:value-type="string">
            <text:p>GEO020414_13</text:p>
          </table:table-cell>
          <table:table-cell office:value-type="string" calcext:value-type="string">
            <text:p>Geoje14</text:p>
          </table:table-cell>
          <table:table-cell office:value-type="string" calcext:value-type="string">
            <text:p>MU012816_06</text:p>
          </table:table-cell>
          <table:table-cell office:value-type="string" calcext:value-type="string">
            <text:p>SokMuk</text:p>
          </table:table-cell>
        </table:table-row>
        <table:table-row table:style-name="ro1">
          <table:table-cell office:value-type="string" calcext:value-type="string">
            <text:p>GE011215_08.1</text:p>
          </table:table-cell>
          <table:table-cell/>
          <table:table-cell office:value-type="string" calcext:value-type="string">
            <text:p>PO020515_05.1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1215_10.1</text:p>
          </table:table-cell>
          <table:table-cell office:value-type="string" calcext:value-type="string">
            <text:p>Geoje15</text:p>
          </table:table-cell>
          <table:table-cell office:value-type="string" calcext:value-type="string">
            <text:p>NA021015_08.1</text:p>
          </table:table-cell>
          <table:table-cell office:value-type="string" calcext:value-type="string">
            <text:p>Namhae15</text:p>
          </table:table-cell>
          <table:table-cell office:value-type="string" calcext:value-type="string">
            <text:p>YS121315_15</text:p>
          </table:table-cell>
          <table:table-cell office:value-type="string" calcext:value-type="string">
            <text:p>YellowSea16</text:p>
          </table:table-cell>
          <table:table-cell table:number-columns-repeated="2"/>
          <table:table-cell office:value-type="string" calcext:value-type="string">
            <text:p>GEO020414_14</text:p>
          </table:table-cell>
          <table:table-cell office:value-type="string" calcext:value-type="string">
            <text:p>Geoje14</text:p>
          </table:table-cell>
          <table:table-cell office:value-type="string" calcext:value-type="string">
            <text:p>MU012816_07</text:p>
          </table:table-cell>
          <table:table-cell office:value-type="string" calcext:value-type="string">
            <text:p>SokMuk</text:p>
          </table:table-cell>
        </table:table-row>
        <table:table-row table:style-name="ro1">
          <table:table-cell office:value-type="string" calcext:value-type="string">
            <text:p>GE011215_09.1</text:p>
          </table:table-cell>
          <table:table-cell/>
          <table:table-cell office:value-type="string" calcext:value-type="string">
            <text:p>PO020515_09.1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2315_01.1</text:p>
          </table:table-cell>
          <table:table-cell office:value-type="string" calcext:value-type="string">
            <text:p>Geoje15</text:p>
          </table:table-cell>
          <table:table-cell office:value-type="string" calcext:value-type="string">
            <text:p>NA021015_13.1</text:p>
          </table:table-cell>
          <table:table-cell office:value-type="string" calcext:value-type="string">
            <text:p>Namhae15</text:p>
          </table:table-cell>
          <table:table-cell office:value-type="string" calcext:value-type="string">
            <text:p>YS121315_16</text:p>
          </table:table-cell>
          <table:table-cell office:value-type="string" calcext:value-type="string">
            <text:p>YellowSea16</text:p>
          </table:table-cell>
          <table:table-cell table:number-columns-repeated="2"/>
          <table:table-cell office:value-type="string" calcext:value-type="string">
            <text:p>GEO020414_15</text:p>
          </table:table-cell>
          <table:table-cell office:value-type="string" calcext:value-type="string">
            <text:p>Geoje14</text:p>
          </table:table-cell>
          <table:table-cell office:value-type="string" calcext:value-type="string">
            <text:p>MU012816_08</text:p>
          </table:table-cell>
          <table:table-cell office:value-type="string" calcext:value-type="string">
            <text:p>SokMuk</text:p>
          </table:table-cell>
        </table:table-row>
        <table:table-row table:style-name="ro1">
          <table:table-cell office:value-type="string" calcext:value-type="string">
            <text:p>GE011215_14.1</text:p>
          </table:table-cell>
          <table:table-cell/>
          <table:table-cell office:value-type="string" calcext:value-type="string">
            <text:p>PO020515_10.1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1215_07.1</text:p>
          </table:table-cell>
          <table:table-cell office:value-type="string" calcext:value-type="string">
            <text:p>Geoje15</text:p>
          </table:table-cell>
          <table:table-cell office:value-type="string" calcext:value-type="string">
            <text:p>NA021015_10.1</text:p>
          </table:table-cell>
          <table:table-cell office:value-type="string" calcext:value-type="string">
            <text:p>Namhae15</text:p>
          </table:table-cell>
          <table:table-cell office:value-type="string" calcext:value-type="string">
            <text:p>YS121315_12_300</text:p>
          </table:table-cell>
          <table:table-cell office:value-type="string" calcext:value-type="string">
            <text:p>YellowSea16</text:p>
          </table:table-cell>
          <table:table-cell table:number-columns-repeated="2"/>
          <table:table-cell office:value-type="string" calcext:value-type="string">
            <text:p>GEO020414_16</text:p>
          </table:table-cell>
          <table:table-cell office:value-type="string" calcext:value-type="string">
            <text:p>Geoje14</text:p>
          </table:table-cell>
          <table:table-cell office:value-type="string" calcext:value-type="string">
            <text:p>MU012816_09</text:p>
          </table:table-cell>
          <table:table-cell office:value-type="string" calcext:value-type="string">
            <text:p>SokMuk</text:p>
          </table:table-cell>
        </table:table-row>
        <table:table-row table:style-name="ro1">
          <table:table-cell office:value-type="string" calcext:value-type="string">
            <text:p>GE011215_15.1</text:p>
          </table:table-cell>
          <table:table-cell/>
          <table:table-cell office:value-type="string" calcext:value-type="string">
            <text:p>PO010715_19.1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1215_16.1</text:p>
          </table:table-cell>
          <table:table-cell office:value-type="string" calcext:value-type="string">
            <text:p>Geoje15</text:p>
          </table:table-cell>
          <table:table-cell office:value-type="string" calcext:value-type="string">
            <text:p>NA021015_17.1</text:p>
          </table:table-cell>
          <table:table-cell office:value-type="string" calcext:value-type="string">
            <text:p>Namhae15</text:p>
          </table:table-cell>
          <table:table-cell table:number-columns-repeated="4"/>
          <table:table-cell office:value-type="string" calcext:value-type="string">
            <text:p>GEO020414_17</text:p>
          </table:table-cell>
          <table:table-cell office:value-type="string" calcext:value-type="string">
            <text:p>Geoje14</text:p>
          </table:table-cell>
          <table:table-cell office:value-type="string" calcext:value-type="string">
            <text:p>MU012816_10</text:p>
          </table:table-cell>
          <table:table-cell office:value-type="string" calcext:value-type="string">
            <text:p>SokMuk</text:p>
          </table:table-cell>
        </table:table-row>
        <table:table-row table:style-name="ro1">
          <table:table-cell office:value-type="string" calcext:value-type="string">
            <text:p>NA021015_16.1</text:p>
          </table:table-cell>
          <table:table-cell/>
          <table:table-cell office:value-type="string" calcext:value-type="string">
            <text:p>PO031715_20.1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1215_29.1</text:p>
          </table:table-cell>
          <table:table-cell office:value-type="string" calcext:value-type="string">
            <text:p>Geoje15</text:p>
          </table:table-cell>
          <table:table-cell office:value-type="string" calcext:value-type="string">
            <text:p>NA021015_22.1</text:p>
          </table:table-cell>
          <table:table-cell office:value-type="string" calcext:value-type="string">
            <text:p>Namhae15</text:p>
          </table:table-cell>
          <table:table-cell table:number-columns-repeated="4"/>
          <table:table-cell office:value-type="string" calcext:value-type="string">
            <text:p>GEO020414_23</text:p>
          </table:table-cell>
          <table:table-cell office:value-type="string" calcext:value-type="string">
            <text:p>Geoje14</text:p>
          </table:table-cell>
          <table:table-cell office:value-type="string" calcext:value-type="string">
            <text:p>MU032315_01</text:p>
          </table:table-cell>
          <table:table-cell office:value-type="string" calcext:value-type="string">
            <text:p>SokMuk</text:p>
          </table:table-cell>
        </table:table-row>
        <table:table-row table:style-name="ro1">
          <table:table-cell office:value-type="string" calcext:value-type="string">
            <text:p>NA021015_21.1</text:p>
          </table:table-cell>
          <table:table-cell/>
          <table:table-cell office:value-type="string" calcext:value-type="string">
            <text:p>PO020515_03.1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2315_03.1</text:p>
          </table:table-cell>
          <table:table-cell office:value-type="string" calcext:value-type="string">
            <text:p>Geoje15</text:p>
          </table:table-cell>
          <table:table-cell office:value-type="string" calcext:value-type="string">
            <text:p>NA021015_14.1</text:p>
          </table:table-cell>
          <table:table-cell office:value-type="string" calcext:value-type="string">
            <text:p>Namhae15</text:p>
          </table:table-cell>
          <table:table-cell table:number-columns-repeated="4"/>
          <table:table-cell office:value-type="string" calcext:value-type="string">
            <text:p>GEO020414_24</text:p>
          </table:table-cell>
          <table:table-cell office:value-type="string" calcext:value-type="string">
            <text:p>Geoje14</text:p>
          </table:table-cell>
          <table:table-cell office:value-type="string" calcext:value-type="string">
            <text:p>MU032315_02</text:p>
          </table:table-cell>
          <table:table-cell office:value-type="string" calcext:value-type="string">
            <text:p>SokMuk</text:p>
          </table:table-cell>
        </table:table-row>
        <table:table-row table:style-name="ro1">
          <table:table-cell office:value-type="string" calcext:value-type="string">
            <text:p>GE011215_10.1</text:p>
          </table:table-cell>
          <table:table-cell/>
          <table:table-cell office:value-type="string" calcext:value-type="string">
            <text:p>PO020515_08.1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2315_22.1</text:p>
          </table:table-cell>
          <table:table-cell office:value-type="string" calcext:value-type="string">
            <text:p>Geoje15</text:p>
          </table:table-cell>
          <table:table-cell office:value-type="string" calcext:value-type="string">
            <text:p>NA021015_06.1</text:p>
          </table:table-cell>
          <table:table-cell office:value-type="string" calcext:value-type="string">
            <text:p>Namhae15</text:p>
          </table:table-cell>
          <table:table-cell table:number-columns-repeated="4"/>
          <table:table-cell office:value-type="string" calcext:value-type="string">
            <text:p>GEO020414_25</text:p>
          </table:table-cell>
          <table:table-cell office:value-type="string" calcext:value-type="string">
            <text:p>Geoje14</text:p>
          </table:table-cell>
          <table:table-cell office:value-type="string" calcext:value-type="string">
            <text:p>MU033015_02</text:p>
          </table:table-cell>
          <table:table-cell office:value-type="string" calcext:value-type="string">
            <text:p>SokMuk</text:p>
          </table:table-cell>
        </table:table-row>
        <table:table-row table:style-name="ro1">
          <table:table-cell office:value-type="string" calcext:value-type="string">
            <text:p>GE012315_01.1</text:p>
          </table:table-cell>
          <table:table-cell/>
          <table:table-cell office:value-type="string" calcext:value-type="string">
            <text:p>PO010715_11.1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2315_04.1</text:p>
          </table:table-cell>
          <table:table-cell office:value-type="string" calcext:value-type="string">
            <text:p>Geoje15</text:p>
          </table:table-cell>
          <table:table-cell office:value-type="string" calcext:value-type="string">
            <text:p>NA021015_09.1</text:p>
          </table:table-cell>
          <table:table-cell office:value-type="string" calcext:value-type="string">
            <text:p>Namhae15</text:p>
          </table:table-cell>
          <table:table-cell table:number-columns-repeated="4"/>
          <table:table-cell office:value-type="string" calcext:value-type="string">
            <text:p>GEO020414_3</text:p>
          </table:table-cell>
          <table:table-cell office:value-type="string" calcext:value-type="string">
            <text:p>Geoje14</text:p>
          </table:table-cell>
          <table:table-cell office:value-type="string" calcext:value-type="string">
            <text:p>MU033015_03</text:p>
          </table:table-cell>
          <table:table-cell office:value-type="string" calcext:value-type="string">
            <text:p>SokMuk</text:p>
          </table:table-cell>
        </table:table-row>
        <table:table-row table:style-name="ro1">
          <table:table-cell office:value-type="string" calcext:value-type="string">
            <text:p>PO020515_05.1</text:p>
          </table:table-cell>
          <table:table-cell/>
          <table:table-cell office:value-type="string" calcext:value-type="string">
            <text:p>PO020515_16.1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2315_05.1</text:p>
          </table:table-cell>
          <table:table-cell office:value-type="string" calcext:value-type="string">
            <text:p>Geoje15</text:p>
          </table:table-cell>
          <table:table-cell office:value-type="string" calcext:value-type="string">
            <text:p>NA021015_23</text:p>
          </table:table-cell>
          <table:table-cell office:value-type="string" calcext:value-type="string">
            <text:p>Namhae15</text:p>
          </table:table-cell>
          <table:table-cell table:number-columns-repeated="4"/>
          <table:table-cell office:value-type="string" calcext:value-type="string">
            <text:p>GEO020414_4</text:p>
          </table:table-cell>
          <table:table-cell office:value-type="string" calcext:value-type="string">
            <text:p>Geoje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020515_09.1</text:p>
          </table:table-cell>
          <table:table-cell/>
          <table:table-cell office:value-type="string" calcext:value-type="string">
            <text:p>PO020515_17.1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2315_06.1</text:p>
          </table:table-cell>
          <table:table-cell office:value-type="string" calcext:value-type="string">
            <text:p>Geoje15</text:p>
          </table:table-cell>
          <table:table-cell office:value-type="string" calcext:value-type="string">
            <text:p>NA021015_25</text:p>
          </table:table-cell>
          <table:table-cell office:value-type="string" calcext:value-type="string">
            <text:p>Namhae15</text:p>
          </table:table-cell>
          <table:table-cell table:number-columns-repeated="4"/>
          <table:table-cell office:value-type="string" calcext:value-type="string">
            <text:p>GEO020414_5</text:p>
          </table:table-cell>
          <table:table-cell office:value-type="string" calcext:value-type="string">
            <text:p>Geoje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020515_10.1</text:p>
          </table:table-cell>
          <table:table-cell/>
          <table:table-cell office:value-type="string" calcext:value-type="string">
            <text:p>PO010715_17.1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1215_20.1</text:p>
          </table:table-cell>
          <table:table-cell office:value-type="string" calcext:value-type="string">
            <text:p>Geoje15</text:p>
          </table:table-cell>
          <table:table-cell office:value-type="string" calcext:value-type="string">
            <text:p>NA021015_26</text:p>
          </table:table-cell>
          <table:table-cell office:value-type="string" calcext:value-type="string">
            <text:p>Namhae15</text:p>
          </table:table-cell>
          <table:table-cell table:number-columns-repeated="4"/>
          <table:table-cell office:value-type="string" calcext:value-type="string">
            <text:p>GEO020414_6</text:p>
          </table:table-cell>
          <table:table-cell office:value-type="string" calcext:value-type="string">
            <text:p>Geoje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011215_07.1</text:p>
          </table:table-cell>
          <table:table-cell/>
          <table:table-cell office:value-type="string" calcext:value-type="string">
            <text:p>PO020515_15.1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1215_21.1</text:p>
          </table:table-cell>
          <table:table-cell office:value-type="string" calcext:value-type="string">
            <text:p>Geoje15</text:p>
          </table:table-cell>
          <table:table-cell office:value-type="string" calcext:value-type="string">
            <text:p>NA021015_30</text:p>
          </table:table-cell>
          <table:table-cell office:value-type="string" calcext:value-type="string">
            <text:p>Namhae15</text:p>
          </table:table-cell>
          <table:table-cell table:number-columns-repeated="4"/>
          <table:table-cell office:value-type="string" calcext:value-type="string">
            <text:p>GEO020414_27</text:p>
          </table:table-cell>
          <table:table-cell office:value-type="string" calcext:value-type="string">
            <text:p>Geoje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011215_16.1</text:p>
          </table:table-cell>
          <table:table-cell/>
          <table:table-cell office:value-type="string" calcext:value-type="string">
            <text:p>PO010715_10.1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1215_30.1</text:p>
          </table:table-cell>
          <table:table-cell office:value-type="string" calcext:value-type="string">
            <text:p>Geoje15</text:p>
          </table:table-cell>
          <table:table-cell table:number-columns-repeated="6"/>
          <table:table-cell office:value-type="string" calcext:value-type="string">
            <text:p>GEO020414_29</text:p>
          </table:table-cell>
          <table:table-cell office:value-type="string" calcext:value-type="string">
            <text:p>Geoje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011215_29.1</text:p>
          </table:table-cell>
          <table:table-cell/>
          <table:table-cell office:value-type="string" calcext:value-type="string">
            <text:p>PO031715_13.1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1215_01.1</text:p>
          </table:table-cell>
          <table:table-cell office:value-type="string" calcext:value-type="string">
            <text:p>Geoje15</text:p>
          </table:table-cell>
          <table:table-cell table:number-columns-repeated="6"/>
          <table:table-cell office:value-type="string" calcext:value-type="string">
            <text:p>GEO020414_2</text:p>
          </table:table-cell>
          <table:table-cell office:value-type="string" calcext:value-type="string">
            <text:p>Geoje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021015_02.1</text:p>
          </table:table-cell>
          <table:table-cell/>
          <table:table-cell office:value-type="string" calcext:value-type="string">
            <text:p>PO010715_08.1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1215_24.1</text:p>
          </table:table-cell>
          <table:table-cell office:value-type="string" calcext:value-type="string">
            <text:p>Geoje15</text:p>
          </table:table-cell>
          <table:table-cell table:number-columns-repeated="6"/>
          <table:table-cell office:value-type="string" calcext:value-type="string">
            <text:p>GEO020414_26</text:p>
          </table:table-cell>
          <table:table-cell office:value-type="string" calcext:value-type="string">
            <text:p>Geoje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021015_03.1</text:p>
          </table:table-cell>
          <table:table-cell/>
          <table:table-cell office:value-type="string" calcext:value-type="string">
            <text:p>PO020515_14.1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2315_08.1</text:p>
          </table:table-cell>
          <table:table-cell office:value-type="string" calcext:value-type="string">
            <text:p>Geoje15</text:p>
          </table:table-cell>
          <table:table-cell table:number-columns-repeated="6"/>
          <table:table-cell office:value-type="string" calcext:value-type="string">
            <text:p>GEO020414_7</text:p>
          </table:table-cell>
          <table:table-cell office:value-type="string" calcext:value-type="string">
            <text:p>Geoje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021015_08.1</text:p>
          </table:table-cell>
          <table:table-cell/>
          <table:table-cell office:value-type="string" calcext:value-type="string">
            <text:p>PO020515_06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2315_09.1</text:p>
          </table:table-cell>
          <table:table-cell office:value-type="string" calcext:value-type="string">
            <text:p>Geoje15</text:p>
          </table:table-cell>
          <table:table-cell table:number-columns-repeated="6"/>
          <table:table-cell office:value-type="string" calcext:value-type="string">
            <text:p>GEO020414_10</text:p>
          </table:table-cell>
          <table:table-cell office:value-type="string" calcext:value-type="string">
            <text:p>Geoje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021015_13.1</text:p>
          </table:table-cell>
          <table:table-cell/>
          <table:table-cell office:value-type="string" calcext:value-type="string">
            <text:p>PO031715_23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2315_10.1</text:p>
          </table:table-cell>
          <table:table-cell office:value-type="string" calcext:value-type="string">
            <text:p>Geoje15</text:p>
          </table:table-cell>
          <table:table-cell table:number-columns-repeated="3"/>
          <table:table-cell office:value-type="float" office:value="666" calcext:value-type="float">
            <text:p>666</text:p>
          </table:table-cell>
          <table:table-cell table:number-columns-repeated="2"/>
          <table:table-cell office:value-type="string" calcext:value-type="string">
            <text:p>GEO020414_30</text:p>
          </table:table-cell>
          <table:table-cell office:value-type="string" calcext:value-type="string">
            <text:p>Geoje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012315_03.1</text:p>
          </table:table-cell>
          <table:table-cell/>
          <table:table-cell office:value-type="string" calcext:value-type="string">
            <text:p>PO031715_03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2315_11.1</text:p>
          </table:table-cell>
          <table:table-cell office:value-type="string" calcext:value-type="string">
            <text:p>Geoje15</text:p>
          </table:table-cell>
          <table:table-cell table:number-columns-repeated="6"/>
          <table:table-cell office:value-type="string" calcext:value-type="string">
            <text:p>GEO020414_8_300</text:p>
          </table:table-cell>
          <table:table-cell office:value-type="string" calcext:value-type="string">
            <text:p>Geoje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012315_22.1</text:p>
          </table:table-cell>
          <table:table-cell/>
          <table:table-cell office:value-type="string" calcext:value-type="string">
            <text:p>PO010715_04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2315_17.1</text:p>
          </table:table-cell>
          <table:table-cell office:value-type="string" calcext:value-type="string">
            <text:p>Geoje15</text:p>
          </table:table-cell>
          <table:table-cell table:number-columns-repeated="6"/>
          <table:table-cell office:value-type="string" calcext:value-type="string">
            <text:p>GEO020414_9_300</text:p>
          </table:table-cell>
          <table:table-cell office:value-type="string" calcext:value-type="string">
            <text:p>Geoje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012315_04.1</text:p>
          </table:table-cell>
          <table:table-cell/>
          <table:table-cell office:value-type="string" calcext:value-type="string">
            <text:p>PO020515_01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012315_20.1</text:p>
          </table:table-cell>
          <table:table-cell office:value-type="string" calcext:value-type="string">
            <text:p>Geoje15</text:p>
          </table:table-cell>
          <table:table-cell table:number-columns-repeated="6"/>
          <table:table-cell office:value-type="string" calcext:value-type="string">
            <text:p>GEO020414_11_300</text:p>
          </table:table-cell>
          <table:table-cell office:value-type="string" calcext:value-type="string">
            <text:p>Geoje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012315_05.1</text:p>
          </table:table-cell>
          <table:table-cell/>
          <table:table-cell office:value-type="string" calcext:value-type="string">
            <text:p>PO031715_04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O012315_02</text:p>
          </table:table-cell>
          <table:table-cell office:value-type="string" calcext:value-type="string">
            <text:p>Geoje15</text:p>
          </table:table-cell>
          <table:table-cell table:number-columns-repeated="6"/>
          <table:table-cell office:value-type="string" calcext:value-type="string">
            <text:p>GEO020414_13_300</text:p>
          </table:table-cell>
          <table:table-cell office:value-type="string" calcext:value-type="string">
            <text:p>Geoje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012315_06.1</text:p>
          </table:table-cell>
          <table:table-cell/>
          <table:table-cell office:value-type="string" calcext:value-type="string">
            <text:p>PO031715_24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O012315_12</text:p>
          </table:table-cell>
          <table:table-cell office:value-type="string" calcext:value-type="string">
            <text:p>Geoje15</text:p>
          </table:table-cell>
          <table:table-cell table:number-columns-repeated="6"/>
          <table:table-cell office:value-type="string" calcext:value-type="string">
            <text:p>GEO020414_14_300</text:p>
          </table:table-cell>
          <table:table-cell office:value-type="string" calcext:value-type="string">
            <text:p>Geoje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010715_19.1</text:p>
          </table:table-cell>
          <table:table-cell/>
          <table:table-cell office:value-type="string" calcext:value-type="string">
            <text:p>PO010715_12</text:p>
          </table:table-cell>
          <table:table-cell office:value-type="string" calcext:value-type="string">
            <text:p>Pohang15</text:p>
          </table:table-cell>
          <table:table-cell office:value-type="string" calcext:value-type="string">
            <text:p>GEO012315_18</text:p>
          </table:table-cell>
          <table:table-cell office:value-type="string" calcext:value-type="string">
            <text:p>Geoje15</text:p>
          </table:table-cell>
          <table:table-cell table:number-columns-repeated="6"/>
          <table:table-cell office:value-type="string" calcext:value-type="string">
            <text:p>GEO020414_15_300</text:p>
          </table:table-cell>
          <table:table-cell office:value-type="string" calcext:value-type="string">
            <text:p>Geoje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031715_20.1</text:p>
          </table:table-cell>
          <table:table-cell table:number-columns-repeated="3"/>
          <table:table-cell office:value-type="string" calcext:value-type="string">
            <text:p>GEO012315_21</text:p>
          </table:table-cell>
          <table:table-cell office:value-type="string" calcext:value-type="string">
            <text:p>Geoje15</text:p>
          </table:table-cell>
          <table:table-cell table:number-columns-repeated="6"/>
          <table:table-cell office:value-type="string" calcext:value-type="string">
            <text:p>GEO020414_16_300</text:p>
          </table:table-cell>
          <table:table-cell office:value-type="string" calcext:value-type="string">
            <text:p>Geoje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021015_10.1</text:p>
          </table:table-cell>
          <table:table-cell table:number-columns-repeated="3"/>
          <table:table-cell office:value-type="string" calcext:value-type="string">
            <text:p>GE011215_18</text:p>
          </table:table-cell>
          <table:table-cell office:value-type="string" calcext:value-type="string">
            <text:p>Geoje15</text:p>
          </table:table-cell>
          <table:table-cell table:number-columns-repeated="6"/>
          <table:table-cell office:value-type="string" calcext:value-type="string">
            <text:p>GEO020414_17_300</text:p>
          </table:table-cell>
          <table:table-cell office:value-type="string" calcext:value-type="string">
            <text:p>Geoje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011215_20.1</text:p>
          </table:table-cell>
          <table:table-cell table:number-columns-repeated="3"/>
          <table:table-cell office:value-type="string" calcext:value-type="string">
            <text:p>GE011215_22</text:p>
          </table:table-cell>
          <table:table-cell office:value-type="string" calcext:value-type="string">
            <text:p>Geoje15</text:p>
          </table:table-cell>
          <table:table-cell table:number-columns-repeated="6"/>
          <table:table-cell office:value-type="string" calcext:value-type="string">
            <text:p>GEO020414_23_300</text:p>
          </table:table-cell>
          <table:table-cell office:value-type="string" calcext:value-type="string">
            <text:p>Geoje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020515_03.1</text:p>
          </table:table-cell>
          <table:table-cell table:number-columns-repeated="3"/>
          <table:table-cell office:value-type="string" calcext:value-type="string">
            <text:p>GE011215_19</text:p>
          </table:table-cell>
          <table:table-cell office:value-type="string" calcext:value-type="string">
            <text:p>Geoje15</text:p>
          </table:table-cell>
          <table:table-cell table:number-columns-repeated="6"/>
          <table:table-cell office:value-type="string" calcext:value-type="string">
            <text:p>GEO020414_24_300</text:p>
          </table:table-cell>
          <table:table-cell office:value-type="string" calcext:value-type="string">
            <text:p>Geoje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020515_08.1</text:p>
          </table:table-cell>
          <table:table-cell table:number-columns-repeated="3"/>
          <table:table-cell office:value-type="string" calcext:value-type="string">
            <text:p>GE011215_28</text:p>
          </table:table-cell>
          <table:table-cell office:value-type="string" calcext:value-type="string">
            <text:p>Geoje15</text:p>
          </table:table-cell>
          <table:table-cell table:number-columns-repeated="6"/>
          <table:table-cell office:value-type="string" calcext:value-type="string">
            <text:p>GEO020414_25_300</text:p>
          </table:table-cell>
          <table:table-cell office:value-type="string" calcext:value-type="string">
            <text:p>Geoje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021015_17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021015_22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010715_11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020515_16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011215_21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011215_30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021015_14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021015_06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021015_09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020515_17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010715_17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020515_15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010715_10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011215_01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011215_24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031715_13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010715_08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020515_14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012315_08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012315_09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012315_10.1</text:p>
          </table:table-cell>
          <table:table-cell table:number-columns-repeated="2"/>
          <table:table-cell office:value-type="string" calcext:value-type="string">
            <text:p>SO022216_01</text:p>
          </table:table-cell>
          <table:table-cell/>
          <table:table-cell office:value-type="string" calcext:value-type="string">
            <text:p>GEO020414_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012315_11.1</text:p>
          </table:table-cell>
          <table:table-cell table:number-columns-repeated="2"/>
          <table:table-cell office:value-type="string" calcext:value-type="string">
            <text:p>MU011816_01</text:p>
          </table:table-cell>
          <table:table-cell/>
          <table:table-cell office:value-type="string" calcext:value-type="string">
            <text:p>GEO020414_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012315_17.1</text:p>
          </table:table-cell>
          <table:table-cell table:number-columns-repeated="2"/>
          <table:table-cell office:value-type="string" calcext:value-type="string">
            <text:p>MU012816_05</text:p>
          </table:table-cell>
          <table:table-cell/>
          <table:table-cell office:value-type="string" calcext:value-type="string">
            <text:p>GEO020414_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012315_20.1</text:p>
          </table:table-cell>
          <table:table-cell table:number-columns-repeated="2"/>
          <table:table-cell office:value-type="string" calcext:value-type="string">
            <text:p>MU012816_06</text:p>
          </table:table-cell>
          <table:table-cell/>
          <table:table-cell office:value-type="string" calcext:value-type="string">
            <text:p>GEO020414_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S121315_08.1</text:p>
          </table:table-cell>
          <table:table-cell table:number-columns-repeated="2"/>
          <table:table-cell office:value-type="string" calcext:value-type="string">
            <text:p>MU012816_07</text:p>
          </table:table-cell>
          <table:table-cell/>
          <table:table-cell office:value-type="string" calcext:value-type="string">
            <text:p>GEO020414_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S121315_10.1</text:p>
          </table:table-cell>
          <table:table-cell table:number-columns-repeated="2"/>
          <table:table-cell office:value-type="string" calcext:value-type="string">
            <text:p>MU012816_08</text:p>
          </table:table-cell>
          <table:table-cell/>
          <table:table-cell office:value-type="string" calcext:value-type="string">
            <text:p>GEO020414_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S121315_14.1</text:p>
          </table:table-cell>
          <table:table-cell table:number-columns-repeated="2"/>
          <table:table-cell office:value-type="string" calcext:value-type="string">
            <text:p>MU012816_09</text:p>
          </table:table-cell>
          <table:table-cell/>
          <table:table-cell office:value-type="string" calcext:value-type="string">
            <text:p>GEO020414_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U012816_10</text:p>
          </table:table-cell>
          <table:table-cell/>
          <table:table-cell office:value-type="string" calcext:value-type="string">
            <text:p>GEO020414_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022216_01</text:p>
          </table:table-cell>
          <table:table-cell table:number-columns-repeated="2"/>
          <table:table-cell office:value-type="string" calcext:value-type="string">
            <text:p>MU032315_01</text:p>
          </table:table-cell>
          <table:table-cell/>
          <table:table-cell office:value-type="string" calcext:value-type="string">
            <text:p>GEO020414_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011816_01</text:p>
          </table:table-cell>
          <table:table-cell table:number-columns-repeated="2"/>
          <table:table-cell office:value-type="string" calcext:value-type="string">
            <text:p>MU032315_02</text:p>
          </table:table-cell>
          <table:table-cell/>
          <table:table-cell office:value-type="string" calcext:value-type="string">
            <text:p>GEO020414_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012816_05</text:p>
          </table:table-cell>
          <table:table-cell table:number-columns-repeated="2"/>
          <table:table-cell office:value-type="string" calcext:value-type="string">
            <text:p>MU033015_02</text:p>
          </table:table-cell>
          <table:table-cell/>
          <table:table-cell office:value-type="string" calcext:value-type="string">
            <text:p>GEO020414_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012816_06</text:p>
          </table:table-cell>
          <table:table-cell table:number-columns-repeated="2"/>
          <table:table-cell office:value-type="string" calcext:value-type="string">
            <text:p>MU033015_03</text:p>
          </table:table-cell>
          <table:table-cell/>
          <table:table-cell office:value-type="string" calcext:value-type="string">
            <text:p>GEO020414_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012816_07</text:p>
          </table:table-cell>
          <table:table-cell table:number-columns-repeated="4"/>
          <table:table-cell office:value-type="string" calcext:value-type="string">
            <text:p>GEO020414_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012816_08</text:p>
          </table:table-cell>
          <table:table-cell table:number-columns-repeated="4"/>
          <table:table-cell office:value-type="string" calcext:value-type="string">
            <text:p>GEO020414_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012816_09</text:p>
          </table:table-cell>
          <table:table-cell table:number-columns-repeated="4"/>
          <table:table-cell office:value-type="string" calcext:value-type="string">
            <text:p>GEO020414_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012816_10</text:p>
          </table:table-cell>
          <table:table-cell table:number-columns-repeated="4"/>
          <table:table-cell office:value-type="string" calcext:value-type="string">
            <text:p>GEO020414_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032315_01</text:p>
          </table:table-cell>
          <table:table-cell table:number-columns-repeated="4"/>
          <table:table-cell office:value-type="string" calcext:value-type="string">
            <text:p>GEO020414_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032315_02</text:p>
          </table:table-cell>
          <table:table-cell table:number-columns-repeated="4"/>
          <table:table-cell office:value-type="string" calcext:value-type="string">
            <text:p>GEO020414_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033015_02</text:p>
          </table:table-cell>
          <table:table-cell table:number-columns-repeated="4"/>
          <table:table-cell office:value-type="string" calcext:value-type="string">
            <text:p>GEO020414_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033015_03</text:p>
          </table:table-cell>
          <table:table-cell table:number-columns-repeated="4"/>
          <table:table-cell office:value-type="string" calcext:value-type="string">
            <text:p>GEO020414_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O020414_8</text:p>
          </table:table-cell>
          <table:table-cell table:number-columns-repeated="4"/>
          <table:table-cell office:value-type="string" calcext:value-type="string">
            <text:p>GEO020414_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O020414_9</text:p>
          </table:table-cell>
          <table:table-cell table:number-columns-repeated="4"/>
          <table:table-cell office:value-type="string" calcext:value-type="string">
            <text:p>GEO020414_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O020414_11</text:p>
          </table:table-cell>
          <table:table-cell table:number-columns-repeated="4"/>
          <table:table-cell office:value-type="string" calcext:value-type="string">
            <text:p>GEO020414_8_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O020414_13</text:p>
          </table:table-cell>
          <table:table-cell table:number-columns-repeated="4"/>
          <table:table-cell office:value-type="string" calcext:value-type="string">
            <text:p>GEO020414_9_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O020414_14</text:p>
          </table:table-cell>
          <table:table-cell table:number-columns-repeated="4"/>
          <table:table-cell office:value-type="string" calcext:value-type="string">
            <text:p>GEO020414_11_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O020414_15</text:p>
          </table:table-cell>
          <table:table-cell table:number-columns-repeated="4"/>
          <table:table-cell office:value-type="string" calcext:value-type="string">
            <text:p>GEO020414_13_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O020414_16</text:p>
          </table:table-cell>
          <table:table-cell table:number-columns-repeated="4"/>
          <table:table-cell office:value-type="string" calcext:value-type="string">
            <text:p>GEO020414_14_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O020414_17</text:p>
          </table:table-cell>
          <table:table-cell table:number-columns-repeated="4"/>
          <table:table-cell office:value-type="string" calcext:value-type="string">
            <text:p>GEO020414_15_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O020414_23</text:p>
          </table:table-cell>
          <table:table-cell table:number-columns-repeated="4"/>
          <table:table-cell office:value-type="string" calcext:value-type="string">
            <text:p>GEO020414_16_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O020414_24</text:p>
          </table:table-cell>
          <table:table-cell table:number-columns-repeated="4"/>
          <table:table-cell office:value-type="string" calcext:value-type="string">
            <text:p>GEO020414_17_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O020414_25</text:p>
          </table:table-cell>
          <table:table-cell table:number-columns-repeated="4"/>
          <table:table-cell office:value-type="string" calcext:value-type="string">
            <text:p>GEO020414_23_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S121315_12</text:p>
          </table:table-cell>
          <table:table-cell table:number-columns-repeated="4"/>
          <table:table-cell office:value-type="string" calcext:value-type="string">
            <text:p>GEO020414_24_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O020414_3</text:p>
          </table:table-cell>
          <table:table-cell table:number-columns-repeated="4"/>
          <table:table-cell office:value-type="string" calcext:value-type="string">
            <text:p>GEO020414_25_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O020414_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20414_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20414_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20414_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20414_2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12315_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12315_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12315_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12315_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20414_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20414_2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020515_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031715_2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011215_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011215_2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OR07_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OR07_0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OR07_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20414_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20414_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20414_3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S121315_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S121315_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031715_0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021015_2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010715_0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020515_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031715_0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021015_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021015_2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021015_3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031715_2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011215_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010715_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011215_2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20414_8_3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20414_9_3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20414_11_3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20414_13_3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20414_14_3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20414_15_3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20414_16_3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20414_17_3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20414_23_3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20414_24_3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O020414_25_3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S121315_12_300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Q2:Sheet1.R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17:20:11.364178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4:39:57.581507820</meta:creation-date>
    <dc:date>2016-12-04T21:07:51.593445083</dc:date>
    <meta:editing-duration>PT3H57M24S</meta:editing-duration>
    <meta:editing-cycles>6</meta:editing-cycles>
    <meta:generator>LibreOffice/5.1.4.2$Linux_X86_64 LibreOffice_project/10m0$Build-2</meta:generator>
    <meta:document-statistic meta:table-count="2" meta:cell-count="1112" meta:object-count="0"/>
  </office:meta>
</office:document-meta>
</file>